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3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19" style:family="paragraph" style:parent-style-name="Standard">
      <style:text-properties style:font-name="Sans-serif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99674cc" officeooo:paragraph-rsid="112f21b6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32101a" officeooo:paragraph-rsid="100c5bb0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32101a" officeooo:paragraph-rsid="112e5d04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26" style:family="paragraph" style:parent-style-name="Standard">
      <style:text-properties style:font-name="Sans-serif" fo:font-weight="bold" officeooo:rsid="0ae9781d" officeooo:paragraph-rsid="11d16a39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10bda278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29" style:family="paragraph" style:parent-style-name="Standard">
      <style:text-properties style:font-name="Sans-serif" fo:font-weight="bold" officeooo:rsid="06d76c3a" officeooo:paragraph-rsid="11cc77e7" style:font-weight-asian="bold" style:font-weight-complex="bold"/>
    </style:style>
    <style:style style:name="P30" style:family="paragraph" style:parent-style-name="Standard">
      <style:text-properties style:font-name="Sans-serif" fo:font-weight="bold" officeooo:rsid="099c19a4" officeooo:paragraph-rsid="112f21b6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Sans-serif" fo:font-weight="bold" officeooo:rsid="1162bd3a" officeooo:paragraph-rsid="117238be" style:font-weight-asian="bold" style:font-weight-complex="bold"/>
    </style:style>
    <style:style style:name="P32" style:family="paragraph" style:parent-style-name="Standard">
      <style:text-properties style:font-name="Sans-serif" fo:font-weight="bold" officeooo:rsid="077070cb" officeooo:paragraph-rsid="117238b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afdcd1d" officeooo:paragraph-rsid="11d1d30f" style:font-weight-asian="bold" style:font-weight-complex="bold"/>
    </style:style>
    <style:style style:name="P34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3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36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38" style:family="paragraph" style:parent-style-name="Standard">
      <style:text-properties style:font-name="Sans-serif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Sans-serif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42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1243a37c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Sans-serif" fo:font-size="9pt" fo:font-weight="bold" officeooo:rsid="06d76c3a" officeooo:paragraph-rsid="11244cfd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Sans-serif" fo:font-size="9pt" fo:font-weight="bold" officeooo:rsid="06f66ded" officeooo:paragraph-rsid="117238be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32101a" officeooo:paragraph-rsid="11d07efe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b63a8f9" officeooo:paragraph-rsid="11d0c08d" style:font-size-asian="9pt" style:font-weight-asian="bold" style:font-size-complex="9pt" style:font-weight-complex="bold"/>
    </style:style>
    <style:style style:name="P47" style:family="paragraph" style:parent-style-name="Standard">
      <style:text-properties officeooo:rsid="06d76c3a" officeooo:paragraph-rsid="0c9fa098"/>
    </style:style>
    <style:style style:name="P48" style:family="paragraph" style:parent-style-name="Standard">
      <style:text-properties fo:font-size="9pt" officeooo:rsid="0f040072" officeooo:paragraph-rsid="0f040072" style:font-name-asian="Sans-serif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3" style:family="paragraph" style:parent-style-name="Standard">
      <style:text-properties officeooo:paragraph-rsid="0f040072"/>
    </style:style>
    <style:style style:name="P54" style:family="paragraph" style:parent-style-name="Standard">
      <style:text-properties officeooo:paragraph-rsid="124a81d0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1115ed02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3fbacf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92a3ae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c6809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ff810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105f0658" officeooo:paragraph-rsid="10633d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6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6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7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160d1ea" style:font-size-asian="9pt" style:font-weight-asian="bold" style:font-size-complex="9pt" style:font-weight-complex="bold"/>
    </style:style>
    <style:style style:name="P7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21211"/>
    </style:style>
    <style:style style:name="P8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ddf3d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dfffa01" style:font-size-asian="8pt" style:font-weight-asian="bold" style:font-size-complex="8pt" style:font-weight-complex="bold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115459f7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1245e1c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c220aa3" officeooo:paragraph-rsid="117238be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c13ff25" officeooo:paragraph-rsid="117238be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120de9a2" officeooo:paragraph-rsid="120de9a2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officeooo:rsid="1162bd3a" officeooo:paragraph-rsid="117238be"/>
    </style:style>
    <style:style style:name="P95" style:family="paragraph" style:parent-style-name="Table_20_Contents">
      <style:paragraph-properties fo:text-align="center" style:justify-single-word="false"/>
      <style:text-properties officeooo:rsid="0c13ff25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7a31ad" style:font-weight-asian="normal" style:font-weight-complex="normal"/>
    </style:style>
    <style:style style:name="T5" style:family="text">
      <style:text-properties fo:font-weight="normal" officeooo:rsid="077070cb" style:font-weight-asian="normal" style:font-weight-complex="normal"/>
    </style:style>
    <style:style style:name="T6" style:family="text">
      <style:text-properties fo:font-weight="normal" officeooo:rsid="07fceba0" style:font-weight-asian="normal" style:font-weight-complex="normal"/>
    </style:style>
    <style:style style:name="T7" style:family="text">
      <style:text-properties fo:font-weight="normal" officeooo:rsid="0997e212" style:font-weight-asian="normal" style:font-weight-complex="normal"/>
    </style:style>
    <style:style style:name="T8" style:family="text">
      <style:text-properties fo:font-weight="normal" officeooo:rsid="099c19a4" style:font-weight-asian="normal" style:font-weight-complex="normal"/>
    </style:style>
    <style:style style:name="T9" style:family="text">
      <style:text-properties fo:font-weight="normal" officeooo:rsid="06d76c3a" style:font-weight-asian="normal" style:font-weight-complex="normal"/>
    </style:style>
    <style:style style:name="T10" style:family="text">
      <style:text-properties fo:font-weight="normal" officeooo:rsid="0ae38167" style:font-weight-asian="normal" style:font-weight-complex="normal"/>
    </style:style>
    <style:style style:name="T11" style:family="text">
      <style:text-properties fo:font-weight="normal" officeooo:rsid="0ae42245" style:font-weight-asian="normal" style:font-weight-complex="normal"/>
    </style:style>
    <style:style style:name="T12" style:family="text">
      <style:text-properties fo:font-weight="normal" officeooo:rsid="078a4f7f" style:font-weight-asian="normal" style:font-weight-complex="normal"/>
    </style:style>
    <style:style style:name="T13" style:family="text">
      <style:text-properties fo:font-weight="normal" officeooo:rsid="09376041" style:font-weight-asian="normal" style:font-weight-complex="normal"/>
    </style:style>
    <style:style style:name="T14" style:family="text">
      <style:text-properties fo:font-weight="normal" officeooo:rsid="076cbfaa" style:font-weight-asian="normal" style:font-weight-complex="normal"/>
    </style:style>
    <style:style style:name="T15" style:family="text">
      <style:text-properties fo:font-weight="normal" officeooo:rsid="0771f9c5" style:font-weight-asian="normal" style:font-weight-complex="normal"/>
    </style:style>
    <style:style style:name="T16" style:family="text">
      <style:text-properties fo:font-weight="normal" officeooo:rsid="082aad2e" style:font-weight-asian="normal" style:font-weight-complex="normal"/>
    </style:style>
    <style:style style:name="T17" style:family="text">
      <style:text-properties fo:font-weight="normal" officeooo:rsid="0b51e14d" style:font-weight-asian="normal" style:font-weight-complex="normal"/>
    </style:style>
    <style:style style:name="T18" style:family="text">
      <style:text-properties fo:font-weight="normal" officeooo:rsid="0b50ebe3" style:font-weight-asian="normal" style:font-weight-complex="normal"/>
    </style:style>
    <style:style style:name="T19" style:family="text">
      <style:text-properties fo:font-weight="normal" officeooo:rsid="0b8a45cf" style:font-weight-asian="normal" style:font-weight-complex="normal"/>
    </style:style>
    <style:style style:name="T20" style:family="text">
      <style:text-properties fo:font-weight="normal" officeooo:rsid="0b8beb29" style:font-weight-asian="normal" style:font-weight-complex="normal"/>
    </style:style>
    <style:style style:name="T21" style:family="text">
      <style:text-properties fo:font-weight="normal" officeooo:rsid="0b8e806c" style:font-weight-asian="normal" style:font-weight-complex="normal"/>
    </style:style>
    <style:style style:name="T22" style:family="text">
      <style:text-properties fo:font-weight="normal" officeooo:rsid="0b8f9dca" style:font-weight-asian="normal" style:font-weight-complex="normal"/>
    </style:style>
    <style:style style:name="T23" style:family="text">
      <style:text-properties fo:font-weight="normal" officeooo:rsid="0b91232f" style:font-weight-asian="normal" style:font-weight-complex="normal"/>
    </style:style>
    <style:style style:name="T24" style:family="text">
      <style:text-properties fo:font-weight="normal" officeooo:rsid="0b931332" style:font-weight-asian="normal" style:font-weight-complex="normal"/>
    </style:style>
    <style:style style:name="T25" style:family="text">
      <style:text-properties fo:font-weight="normal" officeooo:rsid="0b9a03c2" style:font-weight-asian="normal" style:font-weight-complex="normal"/>
    </style:style>
    <style:style style:name="T26" style:family="text">
      <style:text-properties fo:font-weight="normal" officeooo:rsid="0b9b04cb" style:font-weight-asian="normal" style:font-weight-complex="normal"/>
    </style:style>
    <style:style style:name="T27" style:family="text">
      <style:text-properties fo:font-weight="normal" officeooo:rsid="0bc23b67" style:font-weight-asian="normal" style:font-weight-complex="normal"/>
    </style:style>
    <style:style style:name="T28" style:family="text">
      <style:text-properties fo:font-weight="normal" officeooo:rsid="098819c9" style:font-weight-asian="normal" style:font-weight-complex="normal"/>
    </style:style>
    <style:style style:name="T29" style:family="text">
      <style:text-properties fo:font-weight="normal" officeooo:rsid="08235ec5" style:font-weight-asian="normal" style:font-weight-complex="normal"/>
    </style:style>
    <style:style style:name="T30" style:family="text">
      <style:text-properties fo:font-weight="normal" officeooo:rsid="0be9f343" style:font-weight-asian="normal" style:font-weight-complex="normal"/>
    </style:style>
    <style:style style:name="T31" style:family="text">
      <style:text-properties fo:font-weight="normal" officeooo:rsid="0beb0271" style:font-weight-asian="normal" style:font-weight-complex="normal"/>
    </style:style>
    <style:style style:name="T32" style:family="text">
      <style:text-properties fo:font-weight="normal" officeooo:rsid="0bec1481" style:font-weight-asian="normal" style:font-weight-complex="normal"/>
    </style:style>
    <style:style style:name="T33" style:family="text">
      <style:text-properties fo:font-weight="normal" officeooo:rsid="0bec65be" style:font-weight-asian="normal" style:font-weight-complex="normal"/>
    </style:style>
    <style:style style:name="T34" style:family="text">
      <style:text-properties fo:font-weight="normal" officeooo:rsid="0bed82a4" style:font-weight-asian="normal" style:font-weight-complex="normal"/>
    </style:style>
    <style:style style:name="T35" style:family="text">
      <style:text-properties fo:font-weight="normal" officeooo:rsid="0c0a21c0" style:font-weight-asian="normal" style:font-weight-complex="normal"/>
    </style:style>
    <style:style style:name="T36" style:family="text">
      <style:text-properties fo:font-weight="normal" officeooo:rsid="0c0b8020" style:font-weight-asian="normal" style:font-weight-complex="normal"/>
    </style:style>
    <style:style style:name="T37" style:family="text">
      <style:text-properties fo:font-weight="normal" officeooo:rsid="0c0e8d81" style:font-weight-asian="normal" style:font-weight-complex="normal"/>
    </style:style>
    <style:style style:name="T38" style:family="text">
      <style:text-properties fo:font-weight="normal" officeooo:rsid="0c101487" style:font-weight-asian="normal" style:font-weight-complex="normal"/>
    </style:style>
    <style:style style:name="T39" style:family="text">
      <style:text-properties fo:font-weight="normal" officeooo:rsid="0c24bbcc" style:font-weight-asian="normal" style:font-weight-complex="normal"/>
    </style:style>
    <style:style style:name="T40" style:family="text">
      <style:text-properties fo:font-weight="normal" officeooo:rsid="0c250b37" style:font-weight-asian="normal" style:font-weight-complex="normal"/>
    </style:style>
    <style:style style:name="T41" style:family="text">
      <style:text-properties fo:font-weight="normal" officeooo:rsid="0c4f07c7" style:font-weight-asian="normal" style:font-weight-complex="normal"/>
    </style:style>
    <style:style style:name="T42" style:family="text">
      <style:text-properties fo:font-weight="normal" officeooo:rsid="0c51f4f3" style:font-weight-asian="normal" style:font-weight-complex="normal"/>
    </style:style>
    <style:style style:name="T43" style:family="text">
      <style:text-properties fo:font-weight="normal" officeooo:rsid="0c7e4450" style:font-weight-asian="normal" style:font-weight-complex="normal"/>
    </style:style>
    <style:style style:name="T44" style:family="text">
      <style:text-properties fo:font-weight="normal" officeooo:rsid="0c8bb460" style:font-weight-asian="normal" style:font-weight-complex="normal"/>
    </style:style>
    <style:style style:name="T45" style:family="text">
      <style:text-properties fo:font-weight="normal" officeooo:rsid="0c8c29bd" style:font-weight-asian="normal" style:font-weight-complex="normal"/>
    </style:style>
    <style:style style:name="T46" style:family="text">
      <style:text-properties fo:font-weight="normal" officeooo:rsid="0c8c29fb" style:font-weight-asian="normal" style:font-weight-complex="normal"/>
    </style:style>
    <style:style style:name="T47" style:family="text">
      <style:text-properties fo:font-weight="normal" officeooo:rsid="0c90a8d3" style:font-weight-asian="normal" style:font-weight-complex="normal"/>
    </style:style>
    <style:style style:name="T48" style:family="text">
      <style:text-properties fo:font-weight="normal" officeooo:rsid="0cbdea33" style:font-weight-asian="normal" style:font-weight-complex="normal"/>
    </style:style>
    <style:style style:name="T49" style:family="text">
      <style:text-properties fo:font-weight="normal" officeooo:rsid="0cbe83bf" style:font-weight-asian="normal" style:font-weight-complex="normal"/>
    </style:style>
    <style:style style:name="T50" style:family="text">
      <style:text-properties fo:font-weight="normal" officeooo:rsid="0cbe8fa9" style:font-weight-asian="normal" style:font-weight-complex="normal"/>
    </style:style>
    <style:style style:name="T51" style:family="text">
      <style:text-properties fo:font-weight="normal" officeooo:rsid="0cd501ec" style:font-weight-asian="normal" style:font-weight-complex="normal"/>
    </style:style>
    <style:style style:name="T52" style:family="text">
      <style:text-properties fo:font-weight="normal" officeooo:rsid="0cd700b9" style:font-weight-asian="normal" style:font-weight-complex="normal"/>
    </style:style>
    <style:style style:name="T53" style:family="text">
      <style:text-properties fo:font-weight="normal" officeooo:rsid="0cd8fd1d" style:font-weight-asian="normal" style:font-weight-complex="normal"/>
    </style:style>
    <style:style style:name="T54" style:family="text">
      <style:text-properties fo:font-weight="normal" officeooo:rsid="0cd91049" style:font-weight-asian="normal" style:font-weight-complex="normal"/>
    </style:style>
    <style:style style:name="T55" style:family="text">
      <style:text-properties fo:font-weight="normal" officeooo:rsid="0ce6b0f1" style:font-weight-asian="normal" style:font-weight-complex="normal"/>
    </style:style>
    <style:style style:name="T56" style:family="text">
      <style:text-properties fo:font-weight="normal" officeooo:rsid="0cffda93" style:font-weight-asian="normal" style:font-weight-complex="normal"/>
    </style:style>
    <style:style style:name="T57" style:family="text">
      <style:text-properties fo:font-weight="normal" officeooo:rsid="0d001b55" style:font-weight-asian="normal" style:font-weight-complex="normal"/>
    </style:style>
    <style:style style:name="T58" style:family="text">
      <style:text-properties fo:font-weight="normal" officeooo:rsid="0d182812" style:font-weight-asian="normal" style:font-weight-complex="normal"/>
    </style:style>
    <style:style style:name="T59" style:family="text">
      <style:text-properties fo:font-weight="normal" officeooo:rsid="0d30fb35" style:font-weight-asian="normal" style:font-weight-complex="normal"/>
    </style:style>
    <style:style style:name="T60" style:family="text">
      <style:text-properties fo:font-weight="normal" officeooo:rsid="0d31e4e8" style:font-weight-asian="normal" style:font-weight-complex="normal"/>
    </style:style>
    <style:style style:name="T61" style:family="text">
      <style:text-properties fo:font-weight="normal" officeooo:rsid="0d41fb13" style:font-weight-asian="normal" style:font-weight-complex="normal"/>
    </style:style>
    <style:style style:name="T62" style:family="text">
      <style:text-properties fo:font-weight="normal" officeooo:rsid="0d446fdf" style:font-weight-asian="normal" style:font-weight-complex="normal"/>
    </style:style>
    <style:style style:name="T63" style:family="text">
      <style:text-properties fo:font-weight="normal" officeooo:rsid="0d4583f3" style:font-weight-asian="normal" style:font-weight-complex="normal"/>
    </style:style>
    <style:style style:name="T64" style:family="text">
      <style:text-properties fo:font-weight="normal" officeooo:rsid="0d470855" style:font-weight-asian="normal" style:font-weight-complex="normal"/>
    </style:style>
    <style:style style:name="T65" style:family="text">
      <style:text-properties fo:font-weight="normal" officeooo:rsid="0d4a38fd" style:font-weight-asian="normal" style:font-weight-complex="normal"/>
    </style:style>
    <style:style style:name="T66" style:family="text">
      <style:text-properties fo:font-weight="normal" officeooo:rsid="0d4dca26" style:font-weight-asian="normal" style:font-weight-complex="normal"/>
    </style:style>
    <style:style style:name="T67" style:family="text">
      <style:text-properties fo:font-weight="normal" officeooo:rsid="0d4f161d" style:font-weight-asian="normal" style:font-weight-complex="normal"/>
    </style:style>
    <style:style style:name="T68" style:family="text">
      <style:text-properties fo:font-weight="normal" officeooo:rsid="0d581406" style:font-weight-asian="normal" style:font-weight-complex="normal"/>
    </style:style>
    <style:style style:name="T69" style:family="text">
      <style:text-properties fo:font-weight="normal" officeooo:rsid="0d5a13d6" style:font-weight-asian="normal" style:font-weight-complex="normal"/>
    </style:style>
    <style:style style:name="T70" style:family="text">
      <style:text-properties fo:font-weight="normal" officeooo:rsid="0d8543fe" style:font-weight-asian="normal" style:font-weight-complex="normal"/>
    </style:style>
    <style:style style:name="T71" style:family="text">
      <style:text-properties fo:font-weight="normal" officeooo:rsid="0d9171ab" style:font-weight-asian="normal" style:font-weight-complex="normal"/>
    </style:style>
    <style:style style:name="T72" style:family="text">
      <style:text-properties fo:font-weight="normal" officeooo:rsid="0dd1d844" style:font-weight-asian="normal" style:font-weight-complex="normal"/>
    </style:style>
    <style:style style:name="T73" style:family="text">
      <style:text-properties fo:font-weight="normal" officeooo:rsid="0de165f2" style:font-weight-asian="normal" style:font-weight-complex="normal"/>
    </style:style>
    <style:style style:name="T74" style:family="text">
      <style:text-properties fo:font-weight="normal" officeooo:rsid="0dd83591" style:font-weight-asian="normal" style:font-weight-complex="normal"/>
    </style:style>
    <style:style style:name="T75" style:family="text">
      <style:text-properties fo:font-weight="normal" officeooo:rsid="0df51139" style:font-weight-asian="normal" style:font-weight-complex="normal"/>
    </style:style>
    <style:style style:name="T76" style:family="text">
      <style:text-properties fo:font-weight="normal" officeooo:rsid="0e053d55" style:font-weight-asian="normal" style:font-weight-complex="normal"/>
    </style:style>
    <style:style style:name="T77" style:family="text">
      <style:text-properties fo:font-weight="normal" officeooo:rsid="0e334599" style:font-weight-asian="normal" style:font-weight-complex="normal"/>
    </style:style>
    <style:style style:name="T78" style:family="text">
      <style:text-properties fo:font-weight="normal" officeooo:rsid="0e3461c7" style:font-weight-asian="normal" style:font-weight-complex="normal"/>
    </style:style>
    <style:style style:name="T79" style:family="text">
      <style:text-properties fo:font-weight="normal" officeooo:rsid="0e35db26" style:font-weight-asian="normal" style:font-weight-complex="normal"/>
    </style:style>
    <style:style style:name="T80" style:family="text">
      <style:text-properties fo:font-weight="normal" officeooo:rsid="0e37f923" style:font-weight-asian="normal" style:font-weight-complex="normal"/>
    </style:style>
    <style:style style:name="T81" style:family="text">
      <style:text-properties fo:font-weight="normal" officeooo:rsid="0e38f21e" style:font-weight-asian="normal" style:font-weight-complex="normal"/>
    </style:style>
    <style:style style:name="T82" style:family="text">
      <style:text-properties fo:font-weight="normal" officeooo:rsid="0e3c7ad2" style:font-weight-asian="normal" style:font-weight-complex="normal"/>
    </style:style>
    <style:style style:name="T83" style:family="text">
      <style:text-properties fo:font-weight="normal" officeooo:rsid="0e3efb2b" style:font-weight-asian="normal" style:font-weight-complex="normal"/>
    </style:style>
    <style:style style:name="T84" style:family="text">
      <style:text-properties fo:font-weight="normal" officeooo:rsid="0e42ad18" style:font-weight-asian="normal" style:font-weight-complex="normal"/>
    </style:style>
    <style:style style:name="T85" style:family="text">
      <style:text-properties fo:font-weight="normal" officeooo:rsid="0e431e8f" style:font-weight-asian="normal" style:font-weight-complex="normal"/>
    </style:style>
    <style:style style:name="T86" style:family="text">
      <style:text-properties fo:font-weight="normal" officeooo:rsid="0e5f1324" style:font-weight-asian="normal" style:font-weight-complex="normal"/>
    </style:style>
    <style:style style:name="T87" style:family="text">
      <style:text-properties fo:font-weight="normal" officeooo:rsid="0e76199e" style:font-weight-asian="normal" style:font-weight-complex="normal"/>
    </style:style>
    <style:style style:name="T88" style:family="text">
      <style:text-properties fo:font-weight="normal" officeooo:rsid="0e783b37" style:font-weight-asian="normal" style:font-weight-complex="normal"/>
    </style:style>
    <style:style style:name="T89" style:family="text">
      <style:text-properties fo:font-weight="normal" officeooo:rsid="0e852fa0" style:font-weight-asian="normal" style:font-weight-complex="normal"/>
    </style:style>
    <style:style style:name="T90" style:family="text">
      <style:text-properties fo:font-weight="normal" officeooo:rsid="0e86ef7f" style:font-weight-asian="normal" style:font-weight-complex="normal"/>
    </style:style>
    <style:style style:name="T91" style:family="text">
      <style:text-properties fo:font-weight="normal" officeooo:rsid="0e878ca9" style:font-weight-asian="normal" style:font-weight-complex="normal"/>
    </style:style>
    <style:style style:name="T92" style:family="text">
      <style:text-properties fo:font-weight="normal" officeooo:rsid="0e885eae" style:font-weight-asian="normal" style:font-weight-complex="normal"/>
    </style:style>
    <style:style style:name="T93" style:family="text">
      <style:text-properties fo:font-weight="normal" officeooo:rsid="0e8aa257" style:font-weight-asian="normal" style:font-weight-complex="normal"/>
    </style:style>
    <style:style style:name="T94" style:family="text">
      <style:text-properties fo:font-weight="normal" officeooo:rsid="0e8ac9c9" style:font-weight-asian="normal" style:font-weight-complex="normal"/>
    </style:style>
    <style:style style:name="T95" style:family="text">
      <style:text-properties fo:font-weight="normal" officeooo:rsid="0e8b9fce" style:font-weight-asian="normal" style:font-weight-complex="normal"/>
    </style:style>
    <style:style style:name="T96" style:family="text">
      <style:text-properties fo:font-weight="normal" officeooo:rsid="0e8ce19d" style:font-weight-asian="normal" style:font-weight-complex="normal"/>
    </style:style>
    <style:style style:name="T97" style:family="text">
      <style:text-properties fo:font-weight="normal" officeooo:rsid="0e8ea515" style:font-weight-asian="normal" style:font-weight-complex="normal"/>
    </style:style>
    <style:style style:name="T98" style:family="text">
      <style:text-properties fo:font-weight="normal" officeooo:rsid="0e90d190" style:font-weight-asian="normal" style:font-weight-complex="normal"/>
    </style:style>
    <style:style style:name="T99" style:family="text">
      <style:text-properties fo:font-weight="normal" officeooo:rsid="0e933086" style:font-weight-asian="normal" style:font-weight-complex="normal"/>
    </style:style>
    <style:style style:name="T100" style:family="text">
      <style:text-properties fo:font-weight="normal" officeooo:rsid="0e93325d" style:font-weight-asian="normal" style:font-weight-complex="normal"/>
    </style:style>
    <style:style style:name="T101" style:family="text">
      <style:text-properties fo:font-weight="normal" officeooo:rsid="0f1d41b7" style:font-weight-asian="normal" style:font-weight-complex="normal"/>
    </style:style>
    <style:style style:name="T102" style:family="text">
      <style:text-properties fo:font-weight="normal" officeooo:rsid="0f1e09a2" style:font-weight-asian="normal" style:font-weight-complex="normal"/>
    </style:style>
    <style:style style:name="T103" style:family="text">
      <style:text-properties fo:font-weight="normal" officeooo:rsid="0f244799" style:font-weight-asian="normal" style:font-weight-complex="normal"/>
    </style:style>
    <style:style style:name="T104" style:family="text">
      <style:text-properties fo:font-weight="normal" officeooo:rsid="0f287035" style:font-weight-asian="normal" style:font-weight-complex="normal"/>
    </style:style>
    <style:style style:name="T105" style:family="text">
      <style:text-properties fo:font-weight="normal" officeooo:rsid="0853aa48" style:font-weight-asian="normal" style:font-weight-complex="normal"/>
    </style:style>
    <style:style style:name="T106" style:family="text">
      <style:text-properties fo:font-weight="normal" officeooo:rsid="0c7a40c1" style:font-weight-asian="normal" style:font-weight-complex="normal"/>
    </style:style>
    <style:style style:name="T107" style:family="text">
      <style:text-properties fo:font-weight="normal" officeooo:rsid="0e5fd464" style:font-weight-asian="normal" style:font-weight-complex="normal"/>
    </style:style>
    <style:style style:name="T108" style:family="text">
      <style:text-properties fo:font-weight="normal" officeooo:rsid="0716bceb" style:font-weight-asian="normal" style:font-weight-complex="normal"/>
    </style:style>
    <style:style style:name="T109" style:family="text">
      <style:text-properties fo:font-weight="normal" officeooo:rsid="0a1f69e9" style:font-weight-asian="normal" style:font-weight-complex="normal"/>
    </style:style>
    <style:style style:name="T110" style:family="text">
      <style:text-properties fo:font-weight="normal" officeooo:rsid="0858d545" style:font-weight-asian="normal" style:font-weight-complex="normal"/>
    </style:style>
    <style:style style:name="T111" style:family="text">
      <style:text-properties fo:font-weight="normal" officeooo:rsid="0c95418f" style:font-weight-asian="normal" style:font-weight-complex="normal"/>
    </style:style>
    <style:style style:name="T112" style:family="text">
      <style:text-properties fo:font-weight="normal" officeooo:rsid="0859d664" style:font-weight-asian="normal" style:font-weight-complex="normal"/>
    </style:style>
    <style:style style:name="T113" style:family="text">
      <style:text-properties fo:font-weight="normal" officeooo:rsid="08568432" style:font-weight-asian="normal" style:font-weight-complex="normal"/>
    </style:style>
    <style:style style:name="T114" style:family="text">
      <style:text-properties fo:font-weight="normal" officeooo:rsid="085af688" style:font-weight-asian="normal" style:font-weight-complex="normal"/>
    </style:style>
    <style:style style:name="T115" style:family="text">
      <style:text-properties fo:font-weight="normal" officeooo:rsid="0c7bbcea" style:font-weight-asian="normal" style:font-weight-complex="normal"/>
    </style:style>
    <style:style style:name="T116" style:family="text">
      <style:text-properties fo:font-weight="normal" officeooo:rsid="0f4ca285" style:font-weight-asian="normal" style:font-weight-complex="normal"/>
    </style:style>
    <style:style style:name="T117" style:family="text">
      <style:text-properties fo:font-weight="normal" officeooo:rsid="0f4dfd06" style:font-weight-asian="normal" style:font-weight-complex="normal"/>
    </style:style>
    <style:style style:name="T118" style:family="text">
      <style:text-properties fo:font-weight="normal" officeooo:rsid="0f4e39bc" style:font-weight-asian="normal" style:font-weight-complex="normal"/>
    </style:style>
    <style:style style:name="T119" style:family="text">
      <style:text-properties fo:font-weight="normal" officeooo:rsid="0f8340c4" style:font-weight-asian="normal" style:font-weight-complex="normal"/>
    </style:style>
    <style:style style:name="T120" style:family="text">
      <style:text-properties fo:font-weight="normal" officeooo:rsid="0f89a064" style:font-weight-asian="normal" style:font-weight-complex="normal"/>
    </style:style>
    <style:style style:name="T121" style:family="text">
      <style:text-properties fo:font-weight="normal" officeooo:rsid="0fc70dff" style:font-weight-asian="normal" style:font-weight-complex="normal"/>
    </style:style>
    <style:style style:name="T122" style:family="text">
      <style:text-properties fo:font-weight="normal" officeooo:rsid="0fe9be25" style:font-weight-asian="normal" style:font-weight-complex="normal"/>
    </style:style>
    <style:style style:name="T123" style:family="text">
      <style:text-properties fo:font-weight="normal" officeooo:rsid="0ff20b0d" style:font-weight-asian="normal" style:font-weight-complex="normal"/>
    </style:style>
    <style:style style:name="T124" style:family="text">
      <style:text-properties fo:font-weight="normal" officeooo:rsid="0ff479ea" style:font-weight-asian="normal" style:font-weight-complex="normal"/>
    </style:style>
    <style:style style:name="T125" style:family="text">
      <style:text-properties fo:font-weight="normal" officeooo:rsid="0ff65d74" style:font-weight-asian="normal" style:font-weight-complex="normal"/>
    </style:style>
    <style:style style:name="T126" style:family="text">
      <style:text-properties fo:font-weight="normal" officeooo:rsid="0ff971bd" style:font-weight-asian="normal" style:font-weight-complex="normal"/>
    </style:style>
    <style:style style:name="T127" style:family="text">
      <style:text-properties fo:font-weight="normal" officeooo:rsid="0ffa0876" style:font-weight-asian="normal" style:font-weight-complex="normal"/>
    </style:style>
    <style:style style:name="T128" style:family="text">
      <style:text-properties fo:font-weight="normal" officeooo:rsid="0ffac496" style:font-weight-asian="normal" style:font-weight-complex="normal"/>
    </style:style>
    <style:style style:name="T129" style:family="text">
      <style:text-properties fo:font-weight="normal" officeooo:rsid="070693ee" style:font-weight-asian="normal" style:font-weight-complex="normal"/>
    </style:style>
    <style:style style:name="T130" style:family="text">
      <style:text-properties fo:font-weight="normal" officeooo:rsid="1127180b" style:font-weight-asian="normal" style:font-weight-complex="normal"/>
    </style:style>
    <style:style style:name="T131" style:family="text">
      <style:text-properties fo:font-weight="normal" officeooo:rsid="1127ddf8" style:font-weight-asian="normal" style:font-weight-complex="normal"/>
    </style:style>
    <style:style style:name="T132" style:family="text">
      <style:text-properties fo:font-weight="normal" officeooo:rsid="1129fac5" style:font-weight-asian="normal" style:font-weight-complex="normal"/>
    </style:style>
    <style:style style:name="T133" style:family="text">
      <style:text-properties fo:font-weight="normal" officeooo:rsid="02f842e5" style:font-weight-asian="normal" style:font-weight-complex="normal"/>
    </style:style>
    <style:style style:name="T134" style:family="text">
      <style:text-properties fo:font-weight="normal" officeooo:rsid="0237dc93" style:font-weight-asian="normal" style:font-weight-complex="normal"/>
    </style:style>
    <style:style style:name="T135" style:family="text">
      <style:text-properties fo:font-weight="normal" officeooo:rsid="0acae6d2" style:font-weight-asian="normal" style:font-weight-complex="normal"/>
    </style:style>
    <style:style style:name="T136" style:family="text">
      <style:text-properties fo:font-weight="normal" officeooo:rsid="0d756b32" style:font-weight-asian="normal" style:font-weight-complex="normal"/>
    </style:style>
    <style:style style:name="T137" style:family="text">
      <style:text-properties fo:font-weight="normal" officeooo:rsid="02f68621" style:font-weight-asian="normal" style:font-weight-complex="normal"/>
    </style:style>
    <style:style style:name="T138" style:family="text">
      <style:text-properties fo:font-weight="normal" officeooo:rsid="025497f3" style:font-weight-asian="normal" style:font-weight-complex="normal"/>
    </style:style>
    <style:style style:name="T139" style:family="text">
      <style:text-properties fo:font-weight="normal" officeooo:rsid="0acc4aec" style:font-weight-asian="normal" style:font-weight-complex="normal"/>
    </style:style>
    <style:style style:name="T140" style:family="text">
      <style:text-properties fo:font-weight="normal" officeooo:rsid="0e61f6ba" style:font-weight-asian="normal" style:font-weight-complex="normal"/>
    </style:style>
    <style:style style:name="T141" style:family="text">
      <style:text-properties fo:font-weight="normal" officeooo:rsid="0ace9381" style:font-weight-asian="normal" style:font-weight-complex="normal"/>
    </style:style>
    <style:style style:name="T142" style:family="text">
      <style:text-properties fo:font-weight="normal" officeooo:rsid="0acdd45c" style:font-weight-asian="normal" style:font-weight-complex="normal"/>
    </style:style>
    <style:style style:name="T143" style:family="text">
      <style:text-properties fo:font-weight="normal" officeooo:rsid="0acff9dd" style:font-weight-asian="normal" style:font-weight-complex="normal"/>
    </style:style>
    <style:style style:name="T144" style:family="text">
      <style:text-properties fo:font-weight="normal" officeooo:rsid="0ace56f9" style:font-weight-asian="normal" style:font-weight-complex="normal"/>
    </style:style>
    <style:style style:name="T145" style:family="text">
      <style:text-properties fo:font-weight="normal" officeooo:rsid="0e62686e" style:font-weight-asian="normal" style:font-weight-complex="normal"/>
    </style:style>
    <style:style style:name="T146" style:family="text">
      <style:text-properties fo:font-weight="normal" officeooo:rsid="0e630dea" style:font-weight-asian="normal" style:font-weight-complex="normal"/>
    </style:style>
    <style:style style:name="T147" style:family="text">
      <style:text-properties fo:font-weight="normal" officeooo:rsid="1160d1ea" style:font-weight-asian="normal" style:font-weight-complex="normal"/>
    </style:style>
    <style:style style:name="T148" style:family="text">
      <style:text-properties fo:font-weight="normal" officeooo:rsid="11676f64" style:font-weight-asian="normal" style:font-weight-complex="normal"/>
    </style:style>
    <style:style style:name="T149" style:family="text">
      <style:text-properties fo:font-weight="normal" officeooo:rsid="1168910a" style:font-weight-asian="normal" style:font-weight-complex="normal"/>
    </style:style>
    <style:style style:name="T150" style:family="text">
      <style:text-properties fo:font-weight="normal" officeooo:rsid="0ecc27a1" style:font-weight-asian="normal" style:font-weight-complex="normal"/>
    </style:style>
    <style:style style:name="T151" style:family="text">
      <style:text-properties fo:font-weight="normal" officeooo:rsid="10714aef" style:font-weight-asian="normal" style:font-weight-complex="normal"/>
    </style:style>
    <style:style style:name="T152" style:family="text">
      <style:text-properties fo:font-weight="normal" officeooo:rsid="10ed466a" style:font-weight-asian="normal" style:font-weight-complex="normal"/>
    </style:style>
    <style:style style:name="T153" style:family="text">
      <style:text-properties fo:font-weight="normal" officeooo:rsid="10ee2afd" style:font-weight-asian="normal" style:font-weight-complex="normal"/>
    </style:style>
    <style:style style:name="T154" style:family="text">
      <style:text-properties fo:font-weight="normal" officeooo:rsid="0ed2c892" style:font-weight-asian="normal" style:font-weight-complex="normal"/>
    </style:style>
    <style:style style:name="T155" style:family="text">
      <style:text-properties fo:font-weight="normal" officeooo:rsid="0ed7542d" style:font-weight-asian="normal" style:font-weight-complex="normal"/>
    </style:style>
    <style:style style:name="T156" style:family="text">
      <style:text-properties fo:font-weight="normal" officeooo:rsid="0ed7c409" style:font-weight-asian="normal" style:font-weight-complex="normal"/>
    </style:style>
    <style:style style:name="T157" style:family="text">
      <style:text-properties fo:font-weight="normal" officeooo:rsid="0eddd76e" style:font-weight-asian="normal" style:font-weight-complex="normal"/>
    </style:style>
    <style:style style:name="T158" style:family="text">
      <style:text-properties fo:font-weight="normal" officeooo:rsid="1179c035" style:font-weight-asian="normal" style:font-weight-complex="normal"/>
    </style:style>
    <style:style style:name="T159" style:family="text">
      <style:text-properties fo:font-weight="normal" officeooo:rsid="117bd33a" style:font-weight-asian="normal" style:font-weight-complex="normal"/>
    </style:style>
    <style:style style:name="T160" style:family="text">
      <style:text-properties fo:font-weight="normal" officeooo:rsid="117dc8bf" style:font-weight-asian="normal" style:font-weight-complex="normal"/>
    </style:style>
    <style:style style:name="T161" style:family="text">
      <style:text-properties fo:font-weight="normal" officeooo:rsid="117ff855" style:font-weight-asian="normal" style:font-weight-complex="normal"/>
    </style:style>
    <style:style style:name="T162" style:family="text">
      <style:text-properties fo:font-weight="normal" officeooo:rsid="118183bf" style:font-weight-asian="normal" style:font-weight-complex="normal"/>
    </style:style>
    <style:style style:name="T163" style:family="text">
      <style:text-properties fo:font-weight="normal" officeooo:rsid="118af9c5" style:font-weight-asian="normal" style:font-weight-complex="normal"/>
    </style:style>
    <style:style style:name="T164" style:family="text">
      <style:text-properties fo:font-weight="normal" officeooo:rsid="11996d37" style:font-weight-asian="normal" style:font-weight-complex="normal"/>
    </style:style>
    <style:style style:name="T165" style:family="text">
      <style:text-properties fo:font-weight="normal" officeooo:rsid="11a2ba0a" style:font-weight-asian="normal" style:font-weight-complex="normal"/>
    </style:style>
    <style:style style:name="T166" style:family="text">
      <style:text-properties fo:font-weight="normal" officeooo:rsid="11a2dae4" style:font-weight-asian="normal" style:font-weight-complex="normal"/>
    </style:style>
    <style:style style:name="T167" style:family="text">
      <style:text-properties fo:font-weight="normal" officeooo:rsid="11a8a5fd" style:font-weight-asian="normal" style:font-weight-complex="normal"/>
    </style:style>
    <style:style style:name="T168" style:family="text">
      <style:text-properties fo:font-weight="normal" officeooo:rsid="11cdb626" style:font-weight-asian="normal" style:font-weight-complex="normal"/>
    </style:style>
    <style:style style:name="T169" style:family="text">
      <style:text-properties fo:font-weight="normal" officeooo:rsid="12094399" style:font-weight-asian="normal" style:font-weight-complex="normal"/>
    </style:style>
    <style:style style:name="T170" style:family="text">
      <style:text-properties fo:font-weight="normal" officeooo:rsid="120b6607" style:font-weight-asian="normal" style:font-weight-complex="normal"/>
    </style:style>
    <style:style style:name="T171" style:family="text">
      <style:text-properties fo:font-weight="normal" officeooo:rsid="122b251d" style:font-weight-asian="normal" style:font-weight-complex="normal"/>
    </style:style>
    <style:style style:name="T172" style:family="text">
      <style:text-properties fo:font-weight="normal" officeooo:rsid="0f040072" style:font-weight-asian="normal" style:font-weight-complex="normal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b5a5c7f" style:font-style-asian="italic" style:font-style-complex="italic"/>
    </style:style>
    <style:style style:name="T175" style:family="text">
      <style:text-properties fo:font-style="italic" officeooo:rsid="0278b763" style:font-style-asian="italic" style:font-style-complex="italic"/>
    </style:style>
    <style:style style:name="T176" style:family="text">
      <style:text-properties fo:font-style="italic" officeooo:rsid="028b168c" style:font-style-asian="italic" style:font-style-complex="italic"/>
    </style:style>
    <style:style style:name="T177" style:family="text">
      <style:text-properties fo:font-style="italic" officeooo:rsid="0291b3ef" style:font-style-asian="italic" style:font-style-complex="italic"/>
    </style:style>
    <style:style style:name="T178" style:family="text">
      <style:text-properties fo:font-style="italic" officeooo:rsid="0dd83591" style:font-style-asian="italic" style:font-style-complex="italic"/>
    </style:style>
    <style:style style:name="T179" style:family="text">
      <style:text-properties fo:font-style="italic" officeooo:rsid="02f842e5" style:font-style-asian="italic" style:font-style-complex="italic"/>
    </style:style>
    <style:style style:name="T180" style:family="text">
      <style:text-properties fo:font-style="italic" officeooo:rsid="0c51d3fd" style:font-style-asian="italic" style:font-style-complex="italic"/>
    </style:style>
    <style:style style:name="T181" style:family="text">
      <style:text-properties fo:font-style="italic" officeooo:rsid="12069bf7" style:font-style-asian="italic" style:font-style-complex="italic"/>
    </style:style>
    <style:style style:name="T1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3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185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fo:font-style="normal" officeooo:rsid="027a31ad" style:font-style-asian="normal" style:font-style-complex="normal"/>
    </style:style>
    <style:style style:name="T190" style:family="text">
      <style:text-properties fo:font-style="normal" officeooo:rsid="027b4658" style:font-style-asian="normal" style:font-style-complex="normal"/>
    </style:style>
    <style:style style:name="T191" style:family="text">
      <style:text-properties fo:font-style="normal" officeooo:rsid="0291b3ef" style:font-style-asian="normal" style:font-style-complex="normal"/>
    </style:style>
    <style:style style:name="T192" style:family="text">
      <style:text-properties fo:font-style="normal" officeooo:rsid="06a0b570" style:font-style-asian="normal" style:font-style-complex="normal"/>
    </style:style>
    <style:style style:name="T193" style:family="text">
      <style:text-properties fo:font-style="normal" officeooo:rsid="06a0cdc4" style:font-style-asian="normal" style:font-style-complex="normal"/>
    </style:style>
    <style:style style:name="T194" style:family="text">
      <style:text-properties fo:font-style="normal" officeooo:rsid="06a10196" style:font-style-asian="normal" style:font-style-complex="normal"/>
    </style:style>
    <style:style style:name="T195" style:family="text">
      <style:text-properties fo:font-style="normal" officeooo:rsid="0dd83591" style:font-style-asian="normal" style:font-style-complex="normal"/>
    </style:style>
    <style:style style:name="T196" style:family="text">
      <style:text-properties fo:font-style="normal" officeooo:rsid="0760cff9" style:font-style-asian="normal" style:font-style-complex="normal"/>
    </style:style>
    <style:style style:name="T197" style:family="text">
      <style:text-properties fo:font-style="normal" officeooo:rsid="1160d1ea" style:font-style-asian="normal" style:font-style-complex="normal"/>
    </style:style>
    <style:style style:name="T198" style:family="text">
      <style:text-properties fo:font-style="normal" officeooo:rsid="11614087" style:font-style-asian="normal" style:font-style-complex="normal"/>
    </style:style>
    <style:style style:name="T199" style:family="text">
      <style:text-properties fo:font-style="normal" officeooo:rsid="0c85667e" style:font-style-asian="normal" style:font-style-complex="normal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officeooo:rsid="1040ef0c" style:font-style-asian="normal" style:font-style-complex="normal"/>
    </style:style>
    <style:style style:name="T295" style:family="text">
      <style:text-properties fo:font-style="normal" style:text-underline-style="none" officeooo:rsid="10423a2f" style:font-style-asian="normal" style:font-style-complex="normal"/>
    </style:style>
    <style:style style:name="T296" style:family="text">
      <style:text-properties style:font-name="Sans-serif" fo:font-weight="normal" style:font-weight-asian="normal" style:font-weight-complex="normal"/>
    </style:style>
    <style:style style:name="T297" style:family="text">
      <style:text-properties style:font-name="Sans-serif" fo:font-weight="normal" officeooo:rsid="077070cb" style:font-weight-asian="normal" style:font-weight-complex="normal"/>
    </style:style>
    <style:style style:name="T298" style:family="text">
      <style:text-properties style:font-name="Sans-serif" fo:font-weight="normal" officeooo:rsid="0771f9c5" style:font-weight-asian="normal" style:font-weight-complex="normal"/>
    </style:style>
    <style:style style:name="T299" style:family="text">
      <style:text-properties style:font-name="Sans-serif" fo:font-weight="normal" officeooo:rsid="085bc3a8" style:font-weight-asian="normal" style:font-weight-complex="normal"/>
    </style:style>
    <style:style style:name="T300" style:family="text">
      <style:text-properties style:font-name="Sans-serif" fo:font-weight="normal" officeooo:rsid="076cbfaa" style:font-weight-asian="normal" style:font-weight-complex="normal"/>
    </style:style>
    <style:style style:name="T301" style:family="text">
      <style:text-properties style:font-name="Sans-serif" fo:font-weight="normal" officeooo:rsid="0782aa9e" style:font-weight-asian="normal" style:font-weight-complex="normal"/>
    </style:style>
    <style:style style:name="T302" style:family="text">
      <style:text-properties style:font-name="Sans-serif" fo:font-weight="normal" officeooo:rsid="08238c6e" style:font-weight-asian="normal" style:font-weight-complex="normal"/>
    </style:style>
    <style:style style:name="T303" style:family="text">
      <style:text-properties style:font-name="Sans-serif" fo:font-weight="normal" officeooo:rsid="085da823" style:font-weight-asian="normal" style:font-weight-complex="normal"/>
    </style:style>
    <style:style style:name="T304" style:family="text">
      <style:text-properties style:font-name="Sans-serif" fo:font-weight="normal" officeooo:rsid="0ab0d59d" style:font-weight-asian="normal" style:font-weight-complex="normal"/>
    </style:style>
    <style:style style:name="T305" style:family="text">
      <style:text-properties style:font-name="Sans-serif" fo:font-weight="normal" officeooo:rsid="0b6a5b4c" style:font-weight-asian="normal" style:font-weight-complex="normal"/>
    </style:style>
    <style:style style:name="T306" style:family="text">
      <style:text-properties style:font-name="Sans-serif" fo:font-weight="normal" officeooo:rsid="0b7c9f43" style:font-weight-asian="normal" style:font-weight-complex="normal"/>
    </style:style>
    <style:style style:name="T307" style:family="text">
      <style:text-properties style:font-name="Sans-serif" fo:font-weight="normal" officeooo:rsid="0f05660c" style:font-weight-asian="normal" style:font-weight-complex="normal"/>
    </style:style>
    <style:style style:name="T308" style:family="text">
      <style:text-properties style:font-name="Sans-serif" fo:font-weight="normal" officeooo:rsid="0f198ee9" style:font-weight-asian="normal" style:font-weight-complex="normal"/>
    </style:style>
    <style:style style:name="T309" style:family="text">
      <style:text-properties style:font-name="Sans-serif" fo:font-weight="normal" officeooo:rsid="0f47d742" style:font-weight-asian="normal" style:font-weight-complex="normal"/>
    </style:style>
    <style:style style:name="T310" style:family="text">
      <style:text-properties style:font-name="Sans-serif" fo:font-weight="normal" officeooo:rsid="0f8db59d" style:font-weight-asian="normal" style:font-weight-complex="normal"/>
    </style:style>
    <style:style style:name="T311" style:family="text">
      <style:text-properties style:font-name="Sans-serif" fo:font-weight="normal" officeooo:rsid="0fa3ab90" style:font-weight-asian="normal" style:font-weight-complex="normal"/>
    </style:style>
    <style:style style:name="T312" style:family="text">
      <style:text-properties style:font-name="Sans-serif" fo:font-weight="normal" officeooo:rsid="0facd356" style:font-weight-asian="normal" style:font-weight-complex="normal"/>
    </style:style>
    <style:style style:name="T313" style:family="text">
      <style:text-properties style:font-name="Sans-serif" fo:font-weight="normal" officeooo:rsid="0fadd254" style:font-weight-asian="normal" style:font-weight-complex="normal"/>
    </style:style>
    <style:style style:name="T314" style:family="text">
      <style:text-properties style:font-name="Sans-serif" fo:font-weight="normal" officeooo:rsid="0fb64b06" style:font-weight-asian="normal" style:font-weight-complex="normal"/>
    </style:style>
    <style:style style:name="T315" style:family="text">
      <style:text-properties style:font-name="Sans-serif" fo:font-weight="normal" officeooo:rsid="0fd302ab" style:font-weight-asian="normal" style:font-weight-complex="normal"/>
    </style:style>
    <style:style style:name="T316" style:family="text">
      <style:text-properties style:font-name="Sans-serif" fo:font-weight="normal" officeooo:rsid="0fe135a2" style:font-weight-asian="normal" style:font-weight-complex="normal"/>
    </style:style>
    <style:style style:name="T317" style:family="text">
      <style:text-properties style:font-name="Sans-serif" fo:font-weight="normal" officeooo:rsid="0fef04b4" style:font-weight-asian="normal" style:font-weight-complex="normal"/>
    </style:style>
    <style:style style:name="T318" style:family="text">
      <style:text-properties style:font-name="Sans-serif" fo:font-weight="normal" officeooo:rsid="103b41df" style:font-weight-asian="normal" style:font-weight-complex="normal"/>
    </style:style>
    <style:style style:name="T319" style:family="text">
      <style:text-properties style:font-name="Sans-serif" fo:font-weight="normal" officeooo:rsid="10492986" style:font-weight-asian="normal" style:font-weight-complex="normal"/>
    </style:style>
    <style:style style:name="T320" style:family="text">
      <style:text-properties style:font-name="Sans-serif" fo:font-weight="normal" officeooo:rsid="10493ae8" style:font-weight-asian="normal" style:font-weight-complex="normal"/>
    </style:style>
    <style:style style:name="T321" style:family="text">
      <style:text-properties style:font-name="Sans-serif" fo:font-weight="normal" officeooo:rsid="1055167b" style:font-weight-asian="normal" style:font-weight-complex="normal"/>
    </style:style>
    <style:style style:name="T322" style:family="text">
      <style:text-properties style:font-name="Sans-serif" fo:font-weight="normal" officeooo:rsid="0ce7dee6" style:font-weight-asian="normal" style:font-weight-complex="normal"/>
    </style:style>
    <style:style style:name="T323" style:family="text">
      <style:text-properties style:font-name="Sans-serif" fo:font-weight="normal" officeooo:rsid="1087afe8" style:font-weight-asian="normal" style:font-weight-complex="normal"/>
    </style:style>
    <style:style style:name="T324" style:family="text">
      <style:text-properties style:font-name="Sans-serif" fo:font-weight="normal" officeooo:rsid="0e794ccd" style:font-weight-asian="normal" style:font-weight-complex="normal"/>
    </style:style>
    <style:style style:name="T325" style:family="text">
      <style:text-properties style:font-name="Sans-serif" fo:font-weight="normal" officeooo:rsid="0d02cda6" style:font-weight-asian="normal" style:font-weight-complex="normal"/>
    </style:style>
    <style:style style:name="T326" style:family="text">
      <style:text-properties style:font-name="Sans-serif" fo:font-weight="normal" officeooo:rsid="0d02b9da" style:font-weight-asian="normal" style:font-weight-complex="normal"/>
    </style:style>
    <style:style style:name="T327" style:family="text">
      <style:text-properties style:font-name="Sans-serif" fo:font-weight="normal" officeooo:rsid="10908352" style:font-weight-asian="normal" style:font-weight-complex="normal"/>
    </style:style>
    <style:style style:name="T328" style:family="text">
      <style:text-properties style:font-name="Sans-serif" fo:font-weight="normal" officeooo:rsid="10a174e4" style:font-weight-asian="normal" style:font-weight-complex="normal"/>
    </style:style>
    <style:style style:name="T329" style:family="text">
      <style:text-properties style:font-name="Sans-serif" fo:font-weight="normal" officeooo:rsid="10a680ef" style:font-weight-asian="normal" style:font-weight-complex="normal"/>
    </style:style>
    <style:style style:name="T330" style:family="text">
      <style:text-properties style:font-name="Sans-serif" fo:font-weight="normal" officeooo:rsid="10ab4ae2" style:font-weight-asian="normal" style:font-weight-complex="normal"/>
    </style:style>
    <style:style style:name="T331" style:family="text">
      <style:text-properties style:font-name="Sans-serif" fo:font-weight="normal" officeooo:rsid="10ae7790" style:font-weight-asian="normal" style:font-weight-complex="normal"/>
    </style:style>
    <style:style style:name="T332" style:family="text">
      <style:text-properties style:font-name="Sans-serif" fo:font-weight="normal" officeooo:rsid="10b1d9c0" style:font-weight-asian="normal" style:font-weight-complex="normal"/>
    </style:style>
    <style:style style:name="T333" style:family="text">
      <style:text-properties style:font-name="Sans-serif" fo:font-weight="normal" officeooo:rsid="10c42ae6" style:font-weight-asian="normal" style:font-weight-complex="normal"/>
    </style:style>
    <style:style style:name="T334" style:family="text">
      <style:text-properties style:font-name="Sans-serif" fo:font-weight="normal" officeooo:rsid="10c4c15f" style:font-weight-asian="normal" style:font-weight-complex="normal"/>
    </style:style>
    <style:style style:name="T335" style:family="text">
      <style:text-properties style:font-name="Sans-serif" fo:font-weight="normal" officeooo:rsid="10c53ef3" style:font-weight-asian="normal" style:font-weight-complex="normal"/>
    </style:style>
    <style:style style:name="T336" style:family="text">
      <style:text-properties style:font-name="Sans-serif" fo:font-weight="normal" officeooo:rsid="10c87cd2" style:font-weight-asian="normal" style:font-weight-complex="normal"/>
    </style:style>
    <style:style style:name="T337" style:family="text">
      <style:text-properties style:font-name="Sans-serif" fo:font-weight="normal" officeooo:rsid="10ca1b20" style:font-weight-asian="normal" style:font-weight-complex="normal"/>
    </style:style>
    <style:style style:name="T338" style:family="text">
      <style:text-properties style:font-name="Sans-serif" fo:font-weight="normal" officeooo:rsid="10cb4b01" style:font-weight-asian="normal" style:font-weight-complex="normal"/>
    </style:style>
    <style:style style:name="T339" style:family="text">
      <style:text-properties style:font-name="Sans-serif" fo:font-weight="normal" officeooo:rsid="10d0d04c" style:font-weight-asian="normal" style:font-weight-complex="normal"/>
    </style:style>
    <style:style style:name="T340" style:family="text">
      <style:text-properties style:font-name="Sans-serif" fo:font-weight="normal" officeooo:rsid="11010a48" style:font-weight-asian="normal" style:font-weight-complex="normal"/>
    </style:style>
    <style:style style:name="T341" style:family="text">
      <style:text-properties style:font-name="Sans-serif" fo:font-weight="normal" officeooo:rsid="11b33239" style:font-weight-asian="normal" style:font-weight-complex="normal"/>
    </style:style>
    <style:style style:name="T342" style:family="text">
      <style:text-properties style:font-name="Sans-serif" fo:font-weight="normal" officeooo:rsid="11d74a93" style:font-weight-asian="normal" style:font-weight-complex="normal"/>
    </style:style>
    <style:style style:name="T343" style:family="text">
      <style:text-properties style:font-name="Sans-serif" fo:font-weight="normal" officeooo:rsid="11d842ef" style:font-weight-asian="normal" style:font-weight-complex="normal"/>
    </style:style>
    <style:style style:name="T344" style:family="text">
      <style:text-properties style:font-name="Sans-serif" fo:font-weight="normal" officeooo:rsid="11f7904d" style:font-weight-asian="normal" style:font-weight-complex="normal"/>
    </style:style>
    <style:style style:name="T345" style:family="text">
      <style:text-properties style:font-name="Sans-serif" fo:font-weight="normal" officeooo:rsid="11f9d154" style:font-weight-asian="normal" style:font-weight-complex="normal"/>
    </style:style>
    <style:style style:name="T346" style:family="text">
      <style:text-properties style:font-name="Sans-serif" fo:font-weight="normal" officeooo:rsid="11fb66f3" style:font-weight-asian="normal" style:font-weight-complex="normal"/>
    </style:style>
    <style:style style:name="T347" style:family="text">
      <style:text-properties style:font-name="Sans-serif" fo:font-weight="normal" officeooo:rsid="1215c3de" style:font-weight-asian="normal" style:font-weight-complex="normal"/>
    </style:style>
    <style:style style:name="T348" style:family="text">
      <style:text-properties style:font-name="Sans-serif" fo:font-weight="normal" officeooo:rsid="1218d192" style:font-weight-asian="normal" style:font-weight-complex="normal"/>
    </style:style>
    <style:style style:name="T349" style:family="text">
      <style:text-properties style:font-name="Sans-serif" fo:font-weight="normal" officeooo:rsid="121a948c" style:font-weight-asian="normal" style:font-weight-complex="normal"/>
    </style:style>
    <style:style style:name="T350" style:family="text">
      <style:text-properties style:font-name="Sans-serif" fo:font-weight="normal" officeooo:rsid="121c77c3" style:font-weight-asian="normal" style:font-weight-complex="normal"/>
    </style:style>
    <style:style style:name="T351" style:family="text">
      <style:text-properties style:font-name="Sans-serif" fo:font-weight="normal" officeooo:rsid="121c97ff" style:font-weight-asian="normal" style:font-weight-complex="normal"/>
    </style:style>
    <style:style style:name="T352" style:family="text">
      <style:text-properties style:font-name="Sans-serif" fo:font-weight="normal" officeooo:rsid="121f5067" style:font-weight-asian="normal" style:font-weight-complex="normal"/>
    </style:style>
    <style:style style:name="T353" style:family="text">
      <style:text-properties style:font-name="Sans-serif" fo:font-weight="normal" officeooo:rsid="12221b84" style:font-weight-asian="normal" style:font-weight-complex="normal"/>
    </style:style>
    <style:style style:name="T354" style:family="text">
      <style:text-properties style:font-name="Sans-serif" fo:font-weight="normal" officeooo:rsid="1223b22c" style:font-weight-asian="normal" style:font-weight-complex="normal"/>
    </style:style>
    <style:style style:name="T355" style:family="text">
      <style:text-properties style:font-name="Sans-serif" fo:font-weight="normal" officeooo:rsid="1235d79b" style:font-weight-asian="normal" style:font-weight-complex="normal"/>
    </style:style>
    <style:style style:name="T356" style:family="text">
      <style:text-properties style:font-name="Sans-serif" fo:font-weight="normal" officeooo:rsid="0f040072" style:font-weight-asian="normal" style:font-weight-complex="normal"/>
    </style:style>
    <style:style style:name="T357" style:family="text">
      <style:text-properties style:font-name="Sans-serif" fo:font-weight="normal" officeooo:rsid="1255f8e3" style:font-weight-asian="normal" style:font-weight-complex="normal"/>
    </style:style>
    <style:style style:name="T358" style:family="text">
      <style:text-properties style:font-name="Sans-serif" fo:font-weight="bold" style:font-weight-asian="bold" style:font-weight-complex="bold"/>
    </style:style>
    <style:style style:name="T359" style:family="text">
      <style:text-properties style:font-name="Sans-serif" fo:font-weight="bold" officeooo:rsid="1017ce43" style:font-weight-asian="bold" style:font-weight-complex="bold"/>
    </style:style>
    <style:style style:name="T360" style:family="text">
      <style:text-properties style:font-name="Sans-serif" fo:font-weight="bold" officeooo:rsid="1087afe8" style:font-weight-asian="bold" style:font-weight-complex="bold"/>
    </style:style>
    <style:style style:name="T361" style:family="text">
      <style:text-properties style:font-name="Sans-serif" fo:font-weight="bold" officeooo:rsid="108bbc39" style:font-weight-asian="bold" style:font-weight-complex="bold"/>
    </style:style>
    <style:style style:name="T362" style:family="text">
      <style:text-properties style:font-name="Sans-serif" fo:font-weight="bold" officeooo:rsid="0ce7dee6" style:font-weight-asian="bold" style:font-weight-complex="bold"/>
    </style:style>
    <style:style style:name="T363" style:family="text">
      <style:text-properties style:font-name="Sans-serif" fo:font-weight="bold" officeooo:rsid="10a9210f" style:font-weight-asian="bold" style:font-weight-complex="bold"/>
    </style:style>
    <style:style style:name="T364" style:family="text">
      <style:text-properties style:font-name="Sans-serif" fo:font-weight="bold" officeooo:rsid="10ab4ae2" style:font-weight-asian="bold" style:font-weight-complex="bold"/>
    </style:style>
    <style:style style:name="T365" style:family="text">
      <style:text-properties style:font-name="Sans-serif" fo:font-weight="bold" officeooo:rsid="0d517e3f" style:font-weight-asian="bold" style:font-weight-complex="bold"/>
    </style:style>
    <style:style style:name="T366" style:family="text">
      <style:text-properties style:font-name="Sans-serif" fo:font-weight="bold" officeooo:rsid="0f8e712c" style:font-weight-asian="bold" style:font-weight-complex="bold"/>
    </style:style>
    <style:style style:name="T367" style:family="text">
      <style:text-properties style:font-name="Sans-serif" fo:font-weight="bold" officeooo:rsid="10ca1b20" style:font-weight-asian="bold" style:font-weight-complex="bold"/>
    </style:style>
    <style:style style:name="T368" style:family="text">
      <style:text-properties style:font-name="Sans-serif" fo:font-weight="bold" officeooo:rsid="1188ee14" style:font-weight-asian="bold" style:font-weight-complex="bold"/>
    </style:style>
    <style:style style:name="T369" style:family="text">
      <style:text-properties style:font-name="Sans-serif" fo:font-weight="bold" officeooo:rsid="11fff8c7" style:font-weight-asian="bold" style:font-weight-complex="bold"/>
    </style:style>
    <style:style style:name="T370" style:family="text">
      <style:text-properties style:font-name="Sans-serif" fo:font-weight="bold" officeooo:rsid="1201a08f" style:font-weight-asian="bold" style:font-weight-complex="bold"/>
    </style:style>
    <style:style style:name="T371" style:family="text">
      <style:text-properties style:font-name="Sans-serif" fo:font-weight="bold" officeooo:rsid="1225a51e" style:font-weight-asian="bold" style:font-weight-complex="bold"/>
    </style:style>
    <style:style style:name="T372" style:family="text">
      <style:text-properties style:font-name="Sans-serif" fo:font-weight="bold" officeooo:rsid="12334afc" style:font-weight-asian="bold" style:font-weight-complex="bold"/>
    </style:style>
    <style:style style:name="T373" style:family="text">
      <style:text-properties style:font-name="Sans-serif" fo:font-weight="bold" officeooo:rsid="123404ae" style:font-weight-asian="bold" style:font-weight-complex="bold"/>
    </style:style>
    <style:style style:name="T374" style:family="text">
      <style:text-properties style:font-name="Sans-serif" fo:font-weight="bold" officeooo:rsid="0f040072" style:font-weight-asian="bold" style:font-weight-complex="bold"/>
    </style:style>
    <style:style style:name="T375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76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77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378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379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380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81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3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84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5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6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7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88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89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90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91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92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3" style:family="text">
      <style:text-properties style:font-name="Sans-serif" style:text-underline-style="none" fo:font-weight="bold" style:font-weight-asian="bold" style:font-weight-complex="bold"/>
    </style:style>
    <style:style style:name="T394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95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96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397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412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413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414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415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416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417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418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419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420" style:family="text">
      <style:text-properties style:font-name="Sans-serif" fo:font-size="9pt" fo:font-weight="normal" officeooo:rsid="10908352" style:font-size-asian="9pt" style:font-weight-asian="normal" style:font-size-complex="9pt" style:font-weight-complex="normal"/>
    </style:style>
    <style:style style:name="T421" style:family="text">
      <style:text-properties style:font-name="Sans-serif" fo:font-size="9pt" fo:font-weight="normal" officeooo:rsid="103b41df" style:font-name-asian="Sans-serif" style:font-size-asian="9pt" style:font-weight-asian="normal" style:font-size-complex="9pt" style:font-weight-complex="normal"/>
    </style:style>
    <style:style style:name="T422" style:family="text">
      <style:text-properties fo:font-size="9pt" fo:font-weight="normal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70" style:family="text">
      <style:text-properties fo:font-size="9pt" style:font-size-asian="9pt" style:font-size-complex="9pt"/>
    </style:style>
    <style:style style:name="T471" style:family="text">
      <style:text-properties fo:font-size="9pt" officeooo:rsid="0954d4dc" style:font-size-asian="9pt" style:font-size-complex="9pt"/>
    </style:style>
    <style:style style:name="T4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font-size-asian="9pt" style:font-style-asian="normal" style:font-size-complex="9pt" style:font-style-complex="normal"/>
    </style:style>
    <style:style style:name="T57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7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7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8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8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8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8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84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585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586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587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20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62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22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23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24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25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6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27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2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style:font-size-asian="9pt" style:font-style-asian="italic" style:font-size-complex="9pt" style:font-style-complex="italic"/>
    </style:style>
    <style:style style:name="T632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6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7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2" style:family="text">
      <style:text-properties officeooo:rsid="070693ee"/>
    </style:style>
    <style:style style:name="T6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4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1" style:family="text">
      <style:text-properties style:text-underline-style="none" fo:font-weight="normal" style:font-weight-asian="normal" style:font-weight-complex="normal"/>
    </style:style>
    <style:style style:name="T652" style:family="text">
      <style:text-properties style:text-underline-style="none" fo:font-weight="normal" officeooo:rsid="0b9e39c7" style:font-weight-asian="normal" style:font-weight-complex="normal"/>
    </style:style>
    <style:style style:name="T653" style:family="text">
      <style:text-properties style:text-underline-style="none" fo:font-weight="normal" officeooo:rsid="0ba0030d" style:font-weight-asian="normal" style:font-weight-complex="normal"/>
    </style:style>
    <style:style style:name="T654" style:family="text">
      <style:text-properties style:text-underline-style="none" fo:font-weight="normal" officeooo:rsid="0ba3f5ac" style:font-weight-asian="normal" style:font-weight-complex="normal"/>
    </style:style>
    <style:style style:name="T655" style:family="text">
      <style:text-properties style:text-underline-style="none" fo:font-weight="normal" officeooo:rsid="0ba816f6" style:font-weight-asian="normal" style:font-weight-complex="normal"/>
    </style:style>
    <style:style style:name="T656" style:family="text">
      <style:text-properties style:text-underline-style="none" fo:font-weight="normal" officeooo:rsid="0ba82d9a" style:font-weight-asian="normal" style:font-weight-complex="normal"/>
    </style:style>
    <style:style style:name="T657" style:family="text">
      <style:text-properties style:text-underline-style="none" fo:font-weight="normal" officeooo:rsid="0bceaf70" style:font-weight-asian="normal" style:font-weight-complex="normal"/>
    </style:style>
    <style:style style:name="T658" style:family="text">
      <style:text-properties style:text-underline-style="none" fo:font-weight="normal" officeooo:rsid="0c0ce766" style:font-weight-asian="normal" style:font-weight-complex="normal"/>
    </style:style>
    <style:style style:name="T659" style:family="text">
      <style:text-properties style:text-underline-style="none" fo:font-weight="normal" officeooo:rsid="0c5378d7" style:font-weight-asian="normal" style:font-weight-complex="normal"/>
    </style:style>
    <style:style style:name="T660" style:family="text">
      <style:text-properties style:text-underline-style="none" fo:font-weight="normal" officeooo:rsid="0ca983be" style:font-weight-asian="normal" style:font-weight-complex="normal"/>
    </style:style>
    <style:style style:name="T661" style:family="text">
      <style:text-properties style:text-underline-style="none" fo:font-weight="normal" officeooo:rsid="0cbe8fa9" style:font-weight-asian="normal" style:font-weight-complex="normal"/>
    </style:style>
    <style:style style:name="T662" style:family="text">
      <style:text-properties style:text-underline-style="none" fo:font-weight="normal" officeooo:rsid="0d46892e" style:font-weight-asian="normal" style:font-weight-complex="normal"/>
    </style:style>
    <style:style style:name="T663" style:family="text">
      <style:text-properties style:text-underline-style="none" fo:font-weight="normal" officeooo:rsid="0d475d5a" style:font-weight-asian="normal" style:font-weight-complex="normal"/>
    </style:style>
    <style:style style:name="T664" style:family="text">
      <style:text-properties style:text-underline-style="none" fo:font-weight="normal" officeooo:rsid="0d823870" style:font-weight-asian="normal" style:font-weight-complex="normal"/>
    </style:style>
    <style:style style:name="T665" style:family="text">
      <style:text-properties style:text-underline-style="none" fo:font-weight="normal" officeooo:rsid="0ddf2617" style:font-weight-asian="normal" style:font-weight-complex="normal"/>
    </style:style>
    <style:style style:name="T666" style:family="text">
      <style:text-properties style:text-underline-style="none" fo:font-weight="normal" officeooo:rsid="0cf33a94" style:font-weight-asian="normal" style:font-weight-complex="normal"/>
    </style:style>
    <style:style style:name="T667" style:family="text">
      <style:text-properties style:text-underline-style="none" fo:font-weight="normal" officeooo:rsid="0d61f811" style:font-weight-asian="normal" style:font-weight-complex="normal"/>
    </style:style>
    <style:style style:name="T668" style:family="text">
      <style:text-properties style:text-underline-style="none" fo:font-weight="normal" officeooo:rsid="0d60c13f" style:font-weight-asian="normal" style:font-weight-complex="normal"/>
    </style:style>
    <style:style style:name="T669" style:family="text">
      <style:text-properties style:text-underline-style="none" fo:font-weight="normal" officeooo:rsid="0cf58151" style:font-weight-asian="normal" style:font-weight-complex="normal"/>
    </style:style>
    <style:style style:name="T670" style:family="text">
      <style:text-properties style:text-underline-style="none" fo:font-weight="normal" officeooo:rsid="0d62285b" style:font-weight-asian="normal" style:font-weight-complex="normal"/>
    </style:style>
    <style:style style:name="T671" style:family="text">
      <style:text-properties style:text-underline-style="none" fo:font-weight="normal" officeooo:rsid="0e1a8c14" style:font-weight-asian="normal" style:font-weight-complex="normal"/>
    </style:style>
    <style:style style:name="T672" style:family="text">
      <style:text-properties style:text-underline-style="none" fo:font-weight="normal" officeooo:rsid="0e750401" style:font-weight-asian="normal" style:font-weight-complex="normal"/>
    </style:style>
    <style:style style:name="T673" style:family="text">
      <style:text-properties style:text-underline-style="none" fo:font-weight="normal" officeooo:rsid="0e764c66" style:font-weight-asian="normal" style:font-weight-complex="normal"/>
    </style:style>
    <style:style style:name="T674" style:family="text">
      <style:text-properties style:text-underline-style="none" fo:font-weight="normal" officeooo:rsid="0f0fc0da" style:font-weight-asian="normal" style:font-weight-complex="normal"/>
    </style:style>
    <style:style style:name="T675" style:family="text">
      <style:text-properties style:text-underline-style="none" fo:font-weight="normal" officeooo:rsid="0f276515" style:font-weight-asian="normal" style:font-weight-complex="normal"/>
    </style:style>
    <style:style style:name="T676" style:family="text">
      <style:text-properties style:text-underline-style="none" fo:font-weight="normal" officeooo:rsid="0f65c3be" style:font-weight-asian="normal" style:font-weight-complex="normal"/>
    </style:style>
    <style:style style:name="T677" style:family="text">
      <style:text-properties style:text-underline-style="none" fo:font-weight="normal" officeooo:rsid="0f6deb91" style:font-weight-asian="normal" style:font-weight-complex="normal"/>
    </style:style>
    <style:style style:name="T678" style:family="text">
      <style:text-properties style:text-underline-style="none" fo:font-weight="normal" officeooo:rsid="0f6df1f4" style:font-weight-asian="normal" style:font-weight-complex="normal"/>
    </style:style>
    <style:style style:name="T679" style:family="text">
      <style:text-properties style:text-underline-style="none" fo:font-weight="normal" officeooo:rsid="0f714808" style:font-weight-asian="normal" style:font-weight-complex="normal"/>
    </style:style>
    <style:style style:name="T680" style:family="text">
      <style:text-properties style:text-underline-style="none" fo:font-weight="normal" officeooo:rsid="0f72f59c" style:font-weight-asian="normal" style:font-weight-complex="normal"/>
    </style:style>
    <style:style style:name="T681" style:family="text">
      <style:text-properties style:text-underline-style="none" fo:font-weight="normal" officeooo:rsid="10468c2a" style:font-weight-asian="normal" style:font-weight-complex="normal"/>
    </style:style>
    <style:style style:name="T682" style:family="text">
      <style:text-properties style:text-underline-style="none" fo:font-weight="normal" officeooo:rsid="10f1996b" style:font-weight-asian="normal" style:font-weight-complex="normal"/>
    </style:style>
    <style:style style:name="T683" style:family="text">
      <style:text-properties style:text-underline-style="none" fo:font-weight="normal" officeooo:rsid="10fb000c" style:font-weight-asian="normal" style:font-weight-complex="normal"/>
    </style:style>
    <style:style style:name="T684" style:family="text">
      <style:text-properties style:text-underline-style="none" fo:font-weight="normal" officeooo:rsid="0f040072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officeooo:rsid="077070cb"/>
    </style:style>
    <style:style style:name="T688" style:family="text">
      <style:text-properties officeooo:rsid="0be9f343"/>
    </style:style>
    <style:style style:name="T689" style:family="text">
      <style:text-properties officeooo:rsid="0c24bbcc"/>
    </style:style>
    <style:style style:name="T690" style:family="text">
      <style:text-properties officeooo:rsid="0ca84e65"/>
    </style:style>
    <style:style style:name="T691" style:family="text">
      <style:text-properties officeooo:rsid="0d8abd57"/>
    </style:style>
    <style:style style:name="T692" style:family="text">
      <style:text-properties officeooo:rsid="0dd83591"/>
    </style:style>
    <style:style style:name="T693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4" style:family="text">
      <style:text-properties officeooo:rsid="0eec44b2"/>
    </style:style>
    <style:style style:name="T695" style:family="text">
      <style:text-properties officeooo:rsid="0ff20b0d"/>
    </style:style>
    <style:style style:name="T696" style:family="text">
      <style:text-properties officeooo:rsid="1102b06b"/>
    </style:style>
    <style:style style:name="T697" style:family="text">
      <style:text-properties officeooo:rsid="0c4f07c7"/>
    </style:style>
    <style:style style:name="T698" style:family="text">
      <style:text-properties officeooo:rsid="02f842e5"/>
    </style:style>
    <style:style style:name="T699" style:family="text">
      <style:text-properties officeooo:rsid="0ecc27a1"/>
    </style:style>
    <style:style style:name="T700" style:family="text">
      <style:text-properties officeooo:rsid="117f8889"/>
    </style:style>
    <style:style style:name="T701" style:family="text">
      <style:text-properties officeooo:rsid="0732101a"/>
    </style:style>
    <style:style style:name="T702" style:family="text">
      <style:text-properties officeooo:rsid="120d4529"/>
    </style:style>
    <style:style style:name="T703" style:family="text">
      <style:text-properties officeooo:rsid="0f040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359">Defined and refined</text:span><text:span text:style-name="T374"> ► </text:span><text:span text:style-name="T356">These rules define </text:span><text:span text:style-name="T348">some</text:span><text:span text:style-name="T356"> concepts; then name, </text:span><text:span text:style-name="T308">define, and use </text:span><text:span text:style-name="T354">different </text:span><text:span text:style-name="T349">types</text:span><text:span text:style-name="T356"> of the</text:span><text:span text:style-name="T336">m.</text:span><text:span text:style-name="T356"> </text:span><text:span text:style-name="T350">Types </text:span><text:span text:style-name="T318">with different names </text:span><text:span text:style-name="T351">are</text:span><text:span text:style-name="T318"> different:</text:span><text:span text:style-name="T319"> “</text:span><text:span text:style-name="T342">salty</text:span><text:span text:style-name="T319"> moves” </text:span><text:span text:style-name="T343">aren’t “story moves”</text:span><text:span text:style-name="T319">, </text:span><text:span text:style-name="T320">but they’re both “moves”</text:span><text:span text:style-name="T318">.</text:span><text:span text:style-name="T356"> </text:span><text:span text:style-name="T307">No need to memorize, but try not to confuse </text:span><text:span text:style-name="T318">similar names.</text:span></text:p>
      <text:p text:style-name="P48"/>
      <text:p text:style-name="P54"><text:span text:style-name="T369">[</text:span><text:span text:style-name="T371">Example text</text:span><text:span text:style-name="T370">; </text:span><text:span text:style-name="T373">just </text:span><text:span text:style-name="T372">visual reference</text:span><text:span text:style-name="T369">]</text:span><text:span text:style-name="T366"> ► ⌞</text:span><text:span text:style-name="T347">R</text:span><text:span text:style-name="T333">efers</text:span><text:span text:style-name="T366">⌝</text:span><text:span text:style-name="T333"> to a </text:span><text:span text:style-name="T334">text </text:span><text:span text:style-name="T333">block with (nearly) that </text:span><text:span text:style-name="T335">heading</text:span><text:span text:style-name="T311">. </text:span><text:span text:style-name="T396">Italics</text:span><text:span text:style-name="T312"> </text:span><text:span text:style-name="T315">is </text:span><text:span text:style-name="T313">a</text:span><text:span text:style-name="T344"> </text:span><text:span text:style-name="T345">non-</text:span><text:span text:style-name="T346">meta</text:span><text:span text:style-name="T316"> ⌞</text:span><text:span text:style-name="T397">move⌝</text:span><text:span text:style-name="T312">, </text:span><text:span text:style-name="T314">not </text:span><text:span text:style-name="T376">emphasis</text:span><text:span text:style-name="T312">. </text:span><text:span text:style-name="T337">Bold </text:span><text:span text:style-name="T355">for</text:span><text:span text:style-name="T337"> </text:span><text:span text:style-name="T367">what</text:span><text:span text:style-name="T337"> you </text:span><text:span text:style-name="T410">roll</text:span><text:span text:style-name="T419">. </text:span><text:span text:style-name="T332">Math </text:span><text:span text:style-name="T352">in ⌊ ⌋</text:span><text:span text:style-name="T321">: g</text:span><text:span text:style-name="T353">et</text:span><text:span text:style-name="T321"> ⌊</text:span><text:span text:style-name="T340">5</text:span><text:span text:style-name="T338"> </text:span><text:bookmark text:name="gen-h1-1-00000001"/><text:span text:style-name="T338">× </text:span><text:span text:style-name="T339">(</text:span><text:span text:style-name="T338">bushes ÷ </text:span><text:span text:style-name="T339">bears)</text:span><text:span text:style-name="T321">⌋ berries.</text:span></text:p>
      <text:p text:style-name="P54"><text:span text:style-name="T356"/></text:p>
      <text:p text:style-name="P47"><text:span text:style-name="T393">Moves</text:span><text:span text:style-name="T358"> ►</text:span><text:span text:style-name="T296"> </text:span><text:span text:style-name="T305">A move is </text:span><text:span text:style-name="T309">an</text:span><text:span text:style-name="T306"> action</text:span><text:span text:style-name="T304"> you </text:span><text:span text:style-name="T310">can </text:span><text:span text:style-name="T306">take </text:span><text:span text:style-name="T317">as </text:span><text:span text:style-name="T394">either a </text:span><text:span text:style-name="T375">player</text:span><text:span text:style-name="T394"> or a </text:span><text:span text:style-name="T375">character</text:span><text:span text:style-name="T380"> </text:span><text:span text:style-name="T388">while</text:span><text:span text:style-name="T380"> playing this game. </text:span><text:span text:style-name="T389">A move’s </text:span><text:span text:style-name="T383">text describes </text:span><text:span text:style-name="T387">how the move works.</text:span><text:span text:style-name="T383"> </text:span><text:span text:style-name="T382">Usually a move has an in-game effect; sometimes it has activation conditions or costs.</text:span></text:p>
      <text:p text:style-name="P36"/>
      <text:p text:style-name="P47"><text:span text:style-name="T381">Meta moves, like this one, </text:span><text:span text:style-name="T384">define </text:span><text:span text:style-name="T391">or explain </text:span><text:span text:style-name="T390">stuff</text:span><text:span text:style-name="T381">. </text:span><text:span text:style-name="T385">You ⌞</text:span><text:span text:style-name="T395">make a move</text:span><text:span text:style-name="T385">⌝ </text:span><text:span text:style-name="T386">like this one </text:span><text:span text:style-name="T385">just by reading it.</text:span></text:p>
      <text:p text:style-name="P47"><text:span text:style-name="T356"/></text:p>
      <text:p text:style-name="P28"><text:span text:style-name="T685">Aptitudes</text:span><text:span text:style-name="T694"> ►</text:span><text:span text:style-name="T9"> </text:span><text:span text:style-name="T67">An aptitude </text:span><text:span text:style-name="T104">is a score </text:span><text:span text:style-name="T46">represent</text:span><text:span text:style-name="T104">ing</text:span><text:span text:style-name="T46"> </text:span><text:span text:style-name="T101">a</text:span><text:span text:style-name="T103">f</text:span><text:span text:style-name="T101">finity</text:span><text:span text:style-name="T86"> or </text:span><text:span text:style-name="T47">proficiency </text:span><text:span text:style-name="T65">at some challenging </text:span><text:span text:style-name="T66">activity. ⌞</text:span><text:span text:style-name="T674">Moves⌝ </text:span><text:span text:style-name="T681">are verbs that </text:span><text:span text:style-name="T674">say what you </text:span><text:span text:style-name="T645">can do</text:span><text:span text:style-name="T674">; aptitudes </text:span><text:span text:style-name="T681">are nouns that </text:span><text:span text:style-name="T675">track </text:span><text:span text:style-name="T674">what you’re </text:span><text:span text:style-name="T645">good at</text:span><text:span text:style-name="T674">. </text:span><text:span text:style-name="T676">Don’t confuse them.</text:span></text:p>
      <text:p text:style-name="P28"><text:span text:style-name="T172"/></text:p>
      <text:p text:style-name="P65"><text:span text:style-name="T686">Resources</text:span><text:span text:style-name="T687"> ►</text:span><text:span text:style-name="T5"> </text:span><text:span text:style-name="T28">A r</text:span><text:span text:style-name="T5">esource </text:span><text:span text:style-name="T28">is </text:span><text:span text:style-name="T5">some asset or </text:span><text:span text:style-name="T29">quality</text:span><text:span text:style-name="T5"> </text:span><text:span text:style-name="T119">you have</text:span><text:span text:style-name="T102"> </text:span><text:span text:style-name="T119">in this game</text:span><text:span text:style-name="T5">. </text:span><text:span text:style-name="T22">S</text:span><text:span text:style-name="T20">ome </text:span><text:span text:style-name="T44">resources </text:span><text:span text:style-name="T21">are just </text:span><text:span text:style-name="T23">notes </text:span><text:span text:style-name="T24">you keep</text:span><text:span text:style-name="T20">, </text:span><text:span text:style-name="T22">but </text:span><text:span text:style-name="T64">many </text:span><text:span text:style-name="T19">are tracked with points </text:span><text:span text:style-name="T120">that go up and down during play. </text:span><text:span text:style-name="T121">Some combine both.</text:span></text:p>
      <text:p text:style-name="P65"><text:span text:style-name="T121"/></text:p>
      <text:p text:style-name="P3"><text:span text:style-name="T173">Make a move</text:span> ► <text:span text:style-name="T25">You “</text:span><text:span text:style-name="T26">make”</text:span><text:span text:style-name="T25"> a ⌞move⌝ </text:span><text:span text:style-name="T72">by </text:span><text:span text:style-name="T646">doing</text:span><text:span text:style-name="T647"> something described </text:span><text:span text:style-name="T648">in</text:span><text:span text:style-name="T647"> a move</text:span><text:span text:style-name="T652">. </text:span><text:span text:style-name="T660">You may be </text:span><text:span text:style-name="T649">required</text:span><text:span text:style-name="T660"> to make a move by its </text:span><text:span text:style-name="T677">description</text:span><text:span text:style-name="T660"> </text:span><text:span text:style-name="T664">or </text:span><text:span text:style-name="T678">by </text:span><text:span text:style-name="T664">some other move</text:span><text:span text:style-name="T660">. </text:span><text:span text:style-name="T653">If there’s no move that </text:span><text:span text:style-name="T682">kinda </text:span><text:span text:style-name="T653">describes what you’re doing, </text:span><text:span text:style-name="T654">or there is but you </text:span><text:span text:style-name="T671">don’t have</text:span><text:span text:style-name="T654"> it</text:span><text:span text:style-name="T653">, you can’t do that thing.</text:span></text:p>
      <text:p text:style-name="P37"/>
      <text:p text:style-name="P34"><text:span text:style-name="T655">I</text:span><text:span text:style-name="T654">f </text:span><text:span text:style-name="T683">a </text:span><text:span text:style-name="T654">move’s description says that some conditions </text:span><text:span text:style-name="T679">apply</text:span><text:span text:style-name="T654">, </text:span><text:span text:style-name="T655">but those conditions aren’t </text:span><text:span text:style-name="T680">met</text:span><text:span text:style-name="T655"> (and you can’t </text:span><text:span text:style-name="T680">meet them</text:span><text:span text:style-name="T655">)</text:span><text:span text:style-name="T654">, you can’t make the move. </text:span><text:span text:style-name="T656">Same if it says there’s a cost that you can’t or won’t </text:span><text:span text:style-name="T657">pay</text:span><text:span text:style-name="T656">.</text:span></text:p>
      <text:p text:style-name="P34"><text:span text:style-name="T656"/></text:p>
      <text:p text:style-name="P19"><text:span text:style-name="T696">Move chains</text:span> ► <text:span text:style-name="T3">Sometimes a ⌞move⌝ </text:span><text:span text:style-name="T27">(parent)</text:span><text:span text:style-name="T3"> says that it applies when you’re making a different move </text:span><text:span text:style-name="T27">(child)</text:span><text:span text:style-name="T3"> </text:span><text:span text:style-name="T237">or that you should make another move (child) as a </text:span><text:span text:style-name="T239">part</text:span><text:span text:style-name="T237"> of </text:span><text:span text:style-name="T240">the parent</text:span><text:span text:style-name="T237">. Unless otherwise stated, you’re </text:span><text:span text:style-name="T241">making both moves: </text:span><text:span text:style-name="T237">first parent, then child. </text:span><text:span text:style-name="T243">Everything</text:span><text:span text:style-name="T237"> </text:span><text:span text:style-name="T242">related to the </text:span><text:span text:style-name="T237">child appl</text:span><text:span text:style-name="T244">ies</text:span><text:span text:style-name="T237"> </text:span><text:span text:style-name="T238">normally</text:span><text:span text:style-name="T237">, unless the parent move says </text:span><text:span text:style-name="T245">otherwis</text:span><text:span text:style-name="T284">e.</text:span></text:p>
      <text:h text:style-name="P55" text:outline-level="2"><text:span text:style-name="T632">Respect our limits</text:span><text:span text:style-name="T538"> ► This game </text:span><text:span text:style-name="T539">is </text:span><text:span text:style-name="T540">for everyone at the table</text:span><text:span text:style-name="T538">. If somebody </text:span><text:span text:style-name="T535">needs to ⌞</text:span><text:span text:style-name="T628">state a limit</text:span><text:span text:style-name="T604">⌝</text:span><text:span text:style-name="T538">, immediately cut away or fade to black from whatever is upsetting them. Talk as a table about how to continue the story while </text:span><text:span text:style-name="T541">embracing</text:span><text:span text:style-name="T538"> the limit.</text:span></text:h>
      <text:h text:style-name="P55" text:outline-level="2"><text:span text:style-name="T538"/></text:h>
      <text:list xml:id="list3402523581" text:style-name="L1">
        <text:list-header>
          <text:h text:style-name="P66" text:outline-level="2"><text:span text:style-name="T173">State a limit</text:span><text:span text:style-name="T188"> ► </text:span><text:span text:style-name="T200">This is a game to have fun. If some theme, activity, or imagery of the story is ruining your fun, speak up. </text:span><text:span text:style-name="T201">You don’t have to explain why, you only have to </text:span><text:span text:style-name="T202">indicate </text:span><text:span text:style-name="T201">what.</text:span></text:h>
          <text:h text:style-name="P66" text:outline-level="2"><text:span text:style-name="T201"/></text:h>
        </text:list-header>
      </text:list>
      <text:h text:style-name="P67" text:outline-level="2"><text:span text:style-name="T173">Think </text:span><text:span text:style-name="T174">for the camera</text:span><text:span text:style-name="T188"> ► </text:span><text:span text:style-name="T200">This game works better when </text:span><text:span text:style-name="T234">we</text:span><text:span text:style-name="T200"> think like </text:span><text:span text:style-name="T236">we’re</text:span><text:span text:style-name="T229"> </text:span><text:span text:style-name="T200">directing a </text:span><text:span text:style-name="T269">TV</text:span><text:span text:style-name="T210"> series more</text:span><text:span text:style-name="T200"> than writing a novel. Focus on what </text:span><text:span text:style-name="T234">we</text:span><text:span text:style-name="T229"> </text:span><text:span text:style-name="T200">can perceive with </text:span><text:span text:style-name="T230">ou</text:span><text:span text:style-name="T231">r</text:span><text:span text:style-name="T230"> </text:span><text:span text:style-name="T200">senses </text:span><text:span text:style-name="T208">here in the moment.</text:span></text:h>
      <text:h text:style-name="P67" text:outline-level="2"><text:span text:style-name="T208"/></text:h>
      <text:h text:style-name="P68" text:outline-level="2"><text:span text:style-name="T182">Invent fiction</text:span><text:span text:style-name="T200"> ► </text:span><text:span text:style-name="T211">This game shines when you s</text:span><text:span text:style-name="T200">peak up </text:span><text:span text:style-name="T211">to </text:span><text:span text:style-name="T219">refine, </text:span><text:span text:style-name="T226">improve,</text:span><text:span text:style-name="T218"> or </text:span><text:span text:style-name="T225">augment</text:span><text:span text:style-name="T218"> </text:span><text:span text:style-name="T220">the </text:span><text:span text:style-name="T223">scenario</text:span><text:span text:style-name="T200">. </text:span><text:span text:style-name="T221">It needs to make sense, and t</text:span><text:span text:style-name="T217">he </text:span><text:span text:style-name="T227">GM</text:span><text:span text:style-name="T217"> has final veto, but the </text:span><text:span text:style-name="T222">only firm rule</text:span><text:span text:style-name="T217"> is: </text:span><text:span text:style-name="T203">don’t contradict anything already established. </text:span><text:span text:style-name="T189">Use this to set up </text:span><text:span text:style-name="T194">a</text:span><text:span text:style-name="T189"> move </text:span><text:span text:style-name="T285">or</text:span><text:span text:style-name="T189"> </text:span><text:span text:style-name="T190">just </text:span><text:span text:style-name="T193">to </text:span><text:span text:style-name="T189">make </text:span><text:span text:style-name="T192">shit</text:span><text:span text:style-name="T189"> cooler.</text:span></text:h>
      <text:h text:style-name="P72" text:outline-level="2"/>
      <text:h text:style-name="P78" text:outline-level="2"><text:span text:style-name="T204">Ex.</text:span><text:span text:style-name="T4"> </text:span><text:span text:style-name="T249">T</text:span><text:span text:style-name="T250">he</text:span><text:span text:style-name="T251">y’re </text:span><text:span text:style-name="T250">wearing </text:span><text:span text:style-name="T252">my</text:span><text:span text:style-name="T250"> favorite </text:span><text:span text:style-name="T253">designer. </text:span><text:span text:style-name="T254">My</text:span><text:span text:style-name="T255"> </text:span><text:span text:style-name="T256">fur</text:span><text:span text:style-name="T255"> is </text:span><text:span text:style-name="T257">saturated violet</text:span><text:span text:style-name="T258">. </text:span><text:span text:style-name="T259">Lucky </text:span><text:span text:style-name="T260">I’ve always got my boot knife.</text:span><text:span text:style-name="T253"> </text:span><text:span text:style-name="T204">Maybe the </text:span><text:span text:style-name="T261">roof</text:span><text:span text:style-name="T204"> collapsed in one corner. </text:span><text:span text:style-name="T249">It’s a huge gun, </text:span><text:span text:style-name="T262">just</text:span><text:span text:style-name="T249"> a fucking giant revolver with shells like Vienna sausages</text:span><text:span text:style-name="T263">.</text:span><text:span text:style-name="T249"> </text:span><text:span text:style-name="T264">Surely there’s </text:span><text:span text:style-name="T265">a forklift in this warehouse.</text:span></text:h>
      <text:h text:style-name="P78" text:outline-level="2"><text:span text:style-name="T265"/></text:h>
      <text:h text:style-name="P69" text:outline-level="2"><text:span text:style-name="T175">B</text:span><text:span text:style-name="T173">e curious, not cautious</text:span><text:span text:style-name="T188"> ►</text:span><text:span text:style-name="T200"> </text:span><text:span text:style-name="T213">This</text:span><text:span text:style-name="T200"> game is more fun when </text:span><text:span text:style-name="T235">we</text:span><text:span text:style-name="T200"> play to find out what happens </text:span><text:span text:style-name="T205">than when </text:span><text:span text:style-name="T235">we</text:span><text:span text:style-name="T232"> </text:span><text:span text:style-name="T205">play to keep our character</text:span><text:span text:style-name="T246">s</text:span><text:span text:style-name="T205"> </text:span><text:span text:style-name="T233">content</text:span><text:span text:style-name="T205">. </text:span><text:span text:style-name="T206">Stories about people who never </text:span><text:span text:style-name="T215">take risks, never </text:span><text:span text:style-name="T206">get hurt, who never fail </text:span><text:span text:style-name="T207">leave </text:span><text:span text:style-name="T206">fewer memories than stories about </text:span><text:span text:style-name="T207">a hot fucking mess</text:span><text:span text:style-name="T209">.</text:span></text:h>
      <text:h text:style-name="P69" text:outline-level="2"><text:span text:style-name="T283"/></text:h>
      <text:h text:style-name="P70" text:outline-level="2"><text:span text:style-name="T176">D</text:span><text:span text:style-name="T177">on’t sweat the meta</text:span><text:span text:style-name="T191"> ► </text:span><text:span text:style-name="T212">In this game, i</text:span><text:span text:style-name="T214">t’s okay for you to know things </text:span><text:span text:style-name="T216">that</text:span><text:span text:style-name="T214"> you don’t know, and to act on that knowledge when it would make </text:span><text:span text:style-name="T224">shit</text:span><text:span text:style-name="T214"> cooler. </text:span><text:span text:style-name="T228">Likewise, don’t </text:span><text:span text:style-name="T267">keep</text:span><text:span text:style-name="T266"> secrets </text:span><text:span text:style-name="T268">out-of-character</text:span><text:span text:style-name="T228">. Be </text:span><text:span text:style-name="T266">open </text:span><text:span text:style-name="T228">so that </text:span><text:span text:style-name="T280">folks </text:span><text:span text:style-name="T282">can </text:span><text:span text:style-name="T280">appreciate</text:span><text:span text:style-name="T228"> </text:span><text:span text:style-name="T278">the badass in-character secrets you’re </text:span><text:span text:style-name="T281">keeping</text:span><text:span text:style-name="T279">.</text:span></text:h>
      <text:h text:style-name="P70" text:outline-level="2"><text:span text:style-name="T279"/></text:h>
      <text:h text:style-name="P56" text:outline-level="2"><text:span text:style-name="T633">Dispute</text:span><text:span text:style-name="T631"> fiction</text:span><text:span text:style-name="T576"> </text:span><text:span text:style-name="T472">► Sometimes the </text:span><text:span text:style-name="T478">GM</text:span><text:span text:style-name="T472"> will say something they think is cool, </text:span><text:span text:style-name="T562">but </text:span><text:span text:style-name="T563">that would make you turn off a show you were watching</text:span><text:span text:style-name="T472">. </text:span><text:span text:style-name="T474">You’</text:span><text:span text:style-name="T475">re</text:span><text:span text:style-name="T474"> </text:span><text:span text:style-name="T476">trying</text:span><text:span text:style-name="T474"> to ⌞</text:span><text:span text:style-name="T625">be curious, not cautious⌝</text:span><text:span text:style-name="T474"> but whatever the </text:span><text:span text:style-name="T478">GM</text:span><text:span text:style-name="T474"> said just seems to </text:span><text:span text:style-name="T564">ruin </text:span><text:span text:style-name="T474">the whole damn </text:span><text:span text:style-name="T564">story</text:span><text:span text:style-name="T474"> for you. Speak up and negotiate </text:span><text:span text:style-name="T477">an</text:span><text:span text:style-name="T474"> alternative. </text:span><text:span text:style-name="T565">This is your story too.</text:span></text:h>
      <text:p text:style-name="P27"><text:span text:style-name="T470">Labeled </text:span><text:span text:style-name="T471">items</text:span><text:span text:style-name="T470"> ►</text:span><text:span text:style-name="T422"> </text:span><text:span text:style-name="T461">Items that are grouped together in a section </text:span><text:span text:style-name="T463">might</text:span><text:span text:style-name="T461"> be referred to from inside a </text:span><text:span text:style-name="T437">⌞move⌝ </text:span><text:span text:style-name="T462">by just the section name</text:span><text:span text:style-name="T461">. This means any or all the items </text:span><text:span text:style-name="T464">from</text:span><text:span text:style-name="T461"> that section </text:span><text:span text:style-name="T465">and its subsections.</text:span></text:p>
      <text:p text:style-name="P27"><text:span text:style-name="T465"/></text:p>
      <text:p text:style-name="P24">Bought and free items ► <text:span text:style-name="T3">Some items have a ○ or △; you buy these to select or improve your moves, aptitudes, and resources.</text:span></text:p>
      <text:list xml:id="list141919988154703" text:continue-numbering="true" text:style-name="L1">
        <text:list-header>
          <text:h text:style-name="P42" text:outline-level="2"><text:span text:style-name="T455">⌏</text:span></text:h>
        </text:list-header>
      </text:list>
      <text:p text:style-name="P24"><text:span text:style-name="T459">Once bought, they mean the same. </text:span><text:span text:style-name="T460">T</text:span><text:span text:style-name="T455">he difference is that you buy </text:span><text:span text:style-name="T425">○ </text:span><text:span text:style-name="T455">at </text:span><text:span text:style-name="T640">creation</text:span><text:span text:style-name="T455"> or with </text:span><text:span text:style-name="T640">XP</text:span><text:span text:style-name="T455">; </text:span><text:span text:style-name="T456">b</text:span><text:span text:style-name="T548">ut you </text:span><text:span text:style-name="T605">cannot buy </text:span><text:span text:style-name="T606">△</text:span><text:span text:style-name="T605"> directly</text:span><text:span text:style-name="T548">, </text:span><text:span text:style-name="T549">only when a ⌞move⌝ or the GM says so.</text:span></text:p>
      <text:p text:style-name="P21"><text:span text:style-name="T435"/></text:p>
      <text:p text:style-name="P23"><text:span text:style-name="T443">When you buy a </text:span><text:span text:style-name="T425">○ </text:span><text:span text:style-name="T457">or get a </text:span><text:span text:style-name="T473">△</text:span><text:span text:style-name="T425">, </text:span><text:span text:style-name="T443">fill it </text:span><text:span text:style-name="T444">in </text:span><text:span text:style-name="T454">solid</text:span><text:span text:style-name="T426">. </text:span><text:span text:style-name="T458">This is </text:span><text:span text:style-name="T639">typically</text:span><text:span text:style-name="T458"> permanent. </text:span><text:span text:style-name="T431">Items with </text:span><text:span text:style-name="T425">● </text:span><text:span text:style-name="T431">are </text:span><text:span text:style-name="T432">“</text:span><text:span text:style-name="T454">pre-bought”.</text:span></text:p>
      <text:p text:style-name="P22"/>
      <text:p text:style-name="P2"><text:span text:style-name="T434">I</text:span><text:span text:style-name="T429">tems</text:span><text:span text:style-name="T426"> </text:span><text:span text:style-name="T436">with neither</text:span><text:span text:style-name="T426"> </text:span><text:span text:style-name="T473">△, </text:span><text:span text:style-name="T425">○, </text:span><text:span text:style-name="T438">nor</text:span><text:span text:style-name="T433"> </text:span><text:span text:style-name="T425">● </text:span><text:span text:style-name="T426">are </text:span><text:span text:style-name="T430">automatically </text:span><text:span text:style-name="T440">in play</text:span><text:span text:style-name="T426"> if your playbook contains them.</text:span></text:p>
      <text:p text:style-name="P2"><text:span text:style-name="T426"/></text:p>
      <text:p text:style-name="P29">Aptitude Rating <text:span text:style-name="T701">►</text:span> <text:span text:style-name="T3">When you get an ⌞aptitude⌝, it starts at +0—even this gives you almost a 60% chance of success. Each </text:span><text:span text:style-name="T643">additional</text:span><text:span text:style-name="T3"> ○ you buy gives you another +1 to your modifier. If you </text:span><text:span text:style-name="T168">don’t have</text:span><text:span text:style-name="T3"> an aptitude, but need to </text:span><text:span text:style-name="T629">⌞</text:span><text:span text:style-name="T630">roll</text:span><text:span text:style-name="T629">⌝</text:span><text:span text:style-name="T3"> it anyway, roll with </text:span>-1<text:span text:style-name="T3">.</text:span></text:p>
      <text:p text:style-name="P38"/>
      <text:p text:style-name="P43"><text:span text:style-name="T105">Some aptitudes have more </text:span><text:span text:style-name="T106">or </text:span><text:span text:style-name="T107">less</text:span><text:span text:style-name="T106"> </text:span><text:span text:style-name="T108">○ </text:span><text:span text:style-name="T109">available</text:span><text:span text:style-name="T108">. </text:span><text:span text:style-name="T110">Buying </text:span><text:span text:style-name="T106">more than </text:span><text:span text:style-name="T111">4</text:span><text:span text:style-name="T105"> </text:span><text:span text:style-name="T108">○ </text:span><text:span text:style-name="T105">let</text:span><text:span text:style-name="T112">s</text:span><text:span text:style-name="T105"> you soak up penalties to rolls, </text:span><text:span text:style-name="T113">but</text:span><text:span text:style-name="T105"> </text:span><text:span text:style-name="T114">doesn’t </text:span><text:span text:style-name="T105">let you exceed the maximum </text:span><text:span text:style-name="T115">total </text:span><text:span text:style-name="T105">modifier.</text:span></text:p>
      <text:p text:style-name="P43"><text:span text:style-name="T105"/></text:p>
      <text:p text:style-name="P45"><text:span text:style-name="T688">Gated moves (0) </text:span>►<text:span text:style-name="T3"> </text:span><text:span text:style-name="T30">Some moves have a number in parenthesis after the name. </text:span><text:span text:style-name="T31">In order to buy such a move, y</text:span><text:span text:style-name="T30">ou must already have </text:span><text:span text:style-name="T34">at least </text:span><text:span text:style-name="T32">that </text:span><text:span text:style-name="T33">number of </text:span><text:span text:style-name="T30">moves from the same </text:span><text:span text:style-name="T70">sub</text:span><text:span text:style-name="T30">section of your playbook.</text:span></text:p>
      <text:p text:style-name="P45"><text:span text:style-name="T30"/></text:p>
      <text:p text:style-name="P46"><text:span text:style-name="T195">🗣</text:span><text:span text:style-name="T178">Consult the GM</text:span><text:span text:style-name="T692"> ►</text:span><text:span text:style-name="T74"> Stuff with </text:span><text:span text:style-name="T89">a </text:span><text:span text:style-name="T195">🗣</text:span><text:span text:style-name="T247"> </text:span><text:span text:style-name="T248">icon</text:span><text:span text:style-name="T74"> </text:span><text:span text:style-name="T77">may not be appropriate </text:span><text:span text:style-name="T78">for </text:span><text:span text:style-name="T80">your </text:span><text:span text:style-name="T85">story </text:span><text:span text:style-name="T99">(</text:span><text:span text:style-name="T96">at this time</text:span><text:span text:style-name="T99">)</text:span><text:span text:style-name="T80">—</text:span><text:span text:style-name="T81">or it </text:span><text:span text:style-name="T77">may have </text:span><text:span text:style-name="T80">special </text:span><text:span text:style-name="T91">fictional </text:span><text:span text:style-name="T80">restrictions </text:span><text:span text:style-name="T82">or implications</text:span><text:span text:style-name="T76">.</text:span><text:span text:style-name="T75"> </text:span><text:span text:style-name="T77">Talk to the GM</text:span><text:span text:style-name="T79"> </text:span><text:span text:style-name="T97">about</text:span><text:span text:style-name="T84"> taking</text:span><text:span text:style-name="T83"> </text:span><text:span text:style-name="T98">a</text:span><text:span text:style-name="T100">ny</text:span><text:span text:style-name="T98"> </text:span><text:span text:style-name="T692">🗣</text:span><text:span text:style-name="T74"> </text:span><text:span text:style-name="T90">option</text:span><text:span text:style-name="T74">. </text:span><text:span text:style-name="T93">Please </text:span><text:span text:style-name="T95">be cool </text:span><text:span text:style-name="T92">if </text:span><text:span text:style-name="T98">it’s </text:span><text:span text:style-name="T94">un</text:span><text:span text:style-name="T92">available; </text:span><text:span text:style-name="T131">boundaries</text:span><text:span text:style-name="T130"> define </text:span><text:span text:style-name="T132">stories.</text:span></text:p>
      <text:p text:style-name="P46"><text:span text:style-name="T122"/></text:p>
      <text:p text:style-name="P26"><text:span text:style-name="T580">(</text:span><text:span text:style-name="T579">Progress</text:span><text:span text:style-name="T580">)</text:span><text:span text:style-name="T579"> </text:span><text:span text:style-name="T581">B</text:span><text:span text:style-name="T579">ars</text:span><text:span text:style-name="T576"> </text:span><text:span text:style-name="T587">►</text:span><text:span text:style-name="T472"> </text:span><text:span text:style-name="T543">P</text:span><text:span text:style-name="T498">rogress bars</text:span><text:span text:style-name="T472"> are </text:span><text:span text:style-name="T479">a </text:span><text:span text:style-name="T544">GM-</text:span><text:span text:style-name="T545">managed </text:span><text:span text:style-name="T546">shared</text:span><text:span text:style-name="T544"> ⌞resource⌝</text:span><text:span text:style-name="T479"> </text:span><text:span text:style-name="T472">abstract</text:span><text:span text:style-name="T544">ly</text:span><text:span text:style-name="T472"> </text:span><text:span text:style-name="T544">representing</text:span><text:span text:style-name="T472"> </text:span><text:span text:style-name="T495">rising tension</text:span><text:span text:style-name="T484"> or </text:span><text:span text:style-name="T496">sustained </text:span><text:span text:style-name="T480">activit</text:span><text:span text:style-name="T495">y</text:span><text:span text:style-name="T485">. </text:span><text:span text:style-name="T481">A </text:span><text:span text:style-name="T498">bar </text:span><text:span text:style-name="T481">has a title and some number of ticks between </text:span><text:span text:style-name="T527">2</text:span><text:span text:style-name="T481"> and 8. </text:span><text:span text:style-name="T483">When the last tick is filled</text:span><text:span text:style-name="T482">, </text:span><text:span text:style-name="T486">whatever the title says happens.</text:span></text:p>
      <text:p text:style-name="P26"><text:span text:style-name="T486"/></text:p>
      <text:p text:style-name="P33"><text:span text:style-name="T634">T</text:span><text:span text:style-name="T631">ick a </text:span><text:span text:style-name="T635">bar</text:span><text:span text:style-name="T576"> </text:span><text:span text:style-name="T587">►</text:span><text:span text:style-name="T472"> </text:span><text:span text:style-name="T499">When the GM or a move says to tick a ⌞bar</text:span><text:span text:style-name="T537">⌝</text:span><text:span text:style-name="T499">, fill one tick on it.</text:span><text:span text:style-name="T500"> If they say to tick it some number of times, fill that many ticks.</text:span></text:p>
      <text:p text:style-name="P8"><text:soft-page-break/><text:span text:style-name="T695">Resource points ►</text:span><text:span text:style-name="T123"> If applicable, </text:span><text:span text:style-name="T124">e</text:span><text:span text:style-name="T298">ach point of a </text:span><text:span text:style-name="T299">particular ⌞r</text:span><text:span text:style-name="T298">esource</text:span><text:span text:style-name="T537">⌝</text:span><text:span text:style-name="T542"> is</text:span><text:span text:style-name="T298"> </text:span><text:span text:style-name="T116">tracked</text:span><text:span text:style-name="T298"> with a</text:span><text:span text:style-name="T297"> </text:span><text:span text:style-name="T300">▢</text:span><text:span text:style-name="T14">—</text:span><text:span text:style-name="T126">maybe</text:span><text:span text:style-name="T125"> with </text:span><text:span text:style-name="T128">an </text:span><text:span text:style-name="T127">individual </text:span><text:span text:style-name="T125">note attached</text:span><text:span text:style-name="T300">. </text:span><text:span text:style-name="T301">Some resources come in ranks </text:span><text:span text:style-name="T117">with </text:span><text:span text:style-name="T425">○</text:span><text:span text:style-name="T302">, </text:span><text:span text:style-name="T303">permitting you to </text:span><text:span text:style-name="T45">buy </text:span><text:span text:style-name="T303">more </text:span><text:span text:style-name="T14">▢</text:span><text:span text:style-name="T301">.</text:span></text:p>
      <text:p text:style-name="P6"/>
      <text:p text:style-name="P7"><text:span text:style-name="T12">When you </text:span><text:span text:style-name="T13">restore or </text:span><text:span text:style-name="T12">gain a resource, fill a </text:span><text:span text:style-name="T14">▢. </text:span><text:span text:style-name="T15">You cannot have more of a </text:span><text:span text:style-name="T16">r</text:span><text:span text:style-name="T15">esource than you </text:span><text:span text:style-name="T17">have </text:span><text:span text:style-name="T14">▢ </text:span><text:span text:style-name="T15">for </text:span><text:span text:style-name="T118">it</text:span><text:span text:style-name="T15">. </text:span><text:span text:style-name="T18">If all your </text:span><text:span text:style-name="T14">▢</text:span><text:span text:style-name="T18"> are full when you’re supposed to gain the resource, just don’t fill anything.</text:span></text:p>
      <text:p text:style-name="P6"/>
      <text:p text:style-name="P4"><text:span text:style-name="T428">When you spend or lose a resource, erase a filled </text:span><text:span text:style-name="T427">▢. </text:span><text:span text:style-name="T428">If you don’t have any filled </text:span><text:span text:style-name="T427">▢, </text:span><text:span text:style-name="T445">you can’t do move</text:span><text:span text:style-name="T447">s</text:span><text:span text:style-name="T445"> requiring you to </text:span><text:span text:style-name="T637">spend</text:span><text:span text:style-name="T445"> </text:span><text:span text:style-name="T448">that </text:span><text:span text:style-name="T445">resource</text:span><text:span text:style-name="T428">. </text:span><text:span text:style-name="T446">On the </text:span><text:span text:style-name="T450">other hand</text:span><text:span text:style-name="T445">, if a </text:span><text:span text:style-name="T439">move’</text:span><text:span text:style-name="T441">s effect</text:span><text:span text:style-name="T439"> tells you to </text:span><text:span text:style-name="T638">lose</text:span><text:span text:style-name="T439"> a resource </text:span><text:span text:style-name="T449">you’re out of</text:span><text:span text:style-name="T439">, just don’t erase anything—any other effects or consequences of the move still happen as normal, though.</text:span></text:p>
      <text:p text:style-name="P39"/>
      <text:p text:style-name="P40">Unless stated otherwise, you start the game with all resources full.</text:p>
      <text:p text:style-name="P40"/>
      <text:p text:style-name="P5"><text:span text:style-name="T180">Lose what you spend</text:span> ► <text:span text:style-name="T3">Unless stated otherwise </text:span><text:span text:style-name="T35">and regardless of where the cost appears in the move’s description </text:span><text:span text:style-name="T42">text</text:span><text:span text:style-name="T3">, you </text:span><text:span text:style-name="T36">lose </text:span><text:span text:style-name="T37">a</text:span><text:span text:style-name="T3"> move’s cost</text:span><text:span text:style-name="T38">(</text:span><text:span text:style-name="T3">s</text:span><text:span text:style-name="T38">)</text:span><text:span text:style-name="T3"> </text:span><text:span text:style-name="T643">immediately before you roll</text:span><text:span text:style-name="T651"> </text:span><text:span text:style-name="T659">and</text:span><text:span text:style-name="T658"> determine results</text:span><text:span text:style-name="T651">. </text:span><text:span text:style-name="T658">If there’s no roll, </text:span><text:span text:style-name="T663">you just lose the ⌞resource⌝</text:span><text:span text:style-name="T658"> before the effect takes place.</text:span></text:p>
      <text:p text:style-name="P5"><text:span text:style-name="T658"/></text:p>
      <text:p text:style-name="P16"><text:span text:style-name="T578">Harm</text:span><text:span text:style-name="T577"> ► </text:span><text:span text:style-name="T487">Harm is abstract </text:span><text:span text:style-name="T533">systemic or </text:span><text:span text:style-name="T516">traumatic </text:span><text:span text:style-name="T487">damage </text:span><text:span text:style-name="T515">(not necessarily physical)</text:span><text:span text:style-name="T487"> </text:span><text:span text:style-name="T523">sustained by something</text:span><text:span text:style-name="T513"> </text:span><text:span text:style-name="T524">living</text:span><text:span text:style-name="T488">. </text:span><text:span text:style-name="T489">A single injury can do 1-3 harm. </text:span><text:span text:style-name="T501">Unless a move says specifically how much harm it does, just use common sense </text:span><text:span text:style-name="T502">and the scale below.</text:span></text:p>
      <text:p text:style-name="P73"/>
      <text:p text:style-name="P9"><text:span text:style-name="T490">The scale </text:span><text:span text:style-name="T489">is calibrated </text:span><text:span text:style-name="T490">roughly</text:span><text:span text:style-name="T489"> to the human body. </text:span><text:span text:style-name="T517">A bunch of small </text:span><text:span text:style-name="T503">injuries or one </text:span><text:span text:style-name="T518">serious</text:span><text:span text:style-name="T503"> injury—</text:span><text:span text:style-name="T520">you want a doctor—</text:span><text:span text:style-name="T503">1 harm. </text:span><text:span text:style-name="T514">A </text:span><text:span text:style-name="T519">l</text:span><text:span text:style-name="T503">ife-threatening </text:span><text:span text:style-name="T514">injury</text:span><text:span text:style-name="T503">—</text:span><text:span text:style-name="T520">you </text:span><text:span text:style-name="T590">need</text:span><text:span text:style-name="T520"> a doctor—</text:span><text:span text:style-name="T503">2 harm.</text:span><text:span text:style-name="T491"> </text:span><text:span text:style-name="T514">An injury likely</text:span><text:span text:style-name="T503"> to outright kill a vanilla human—</text:span><text:span text:style-name="T521">too late </text:span><text:span text:style-name="T522">for a doctor—</text:span><text:span text:style-name="T503">3 harm</text:span><text:span text:style-name="T522">.</text:span></text:p>
      <text:p text:style-name="P74"/>
      <text:p text:style-name="P10"><text:span text:style-name="T558">That’s </text:span><text:span text:style-name="T557">only </text:span><text:span text:style-name="T558">for </text:span><text:span text:style-name="T557">living stuff:</text:span><text:span text:style-name="T472"> </text:span><text:span text:style-name="T557">i</text:span><text:span text:style-name="T532">f want </text:span><text:span text:style-name="T536">to “hurt” </text:span><text:span text:style-name="T532">something inanimate, ⌞</text:span><text:span text:style-name="T627">g</text:span><text:span text:style-name="T626">o apeshit⌝ </text:span><text:span text:style-name="T532">on it.</text:span></text:p>
      <text:p text:style-name="P10"><text:span text:style-name="T532"/></text:p>
      <text:p text:style-name="P20">Status ► <text:span text:style-name="T3">A status is a </text:span><text:span text:style-name="T10">short, </text:span><text:span text:style-name="T73">free-form </text:span><text:span text:style-name="T10">phrase describing a </text:span><text:span text:style-name="T3">condition or state that is true; </text:span><text:span text:style-name="T7">about you, anybody else, an item, or place. </text:span><text:span text:style-name="T8">When a move or the GM says you or something of yours gets a status, write it down. As long as it’s written down, no aspect of the fiction can violate its truth.</text:span></text:p>
      <text:p text:style-name="P20"><text:span text:style-name="T8"/></text:p>
      <text:p text:style-name="P30"><text:span text:style-name="T173">Remove a status</text:span> ►<text:span text:style-name="T3"> </text:span><text:span text:style-name="T43">E</text:span><text:span text:style-name="T11">rase</text:span><text:span text:style-name="T3"> a ⌞status⌝ when a move or the GM says you can, or when it no longer makes sense for it to be true.</text:span></text:p>
      <text:p text:style-name="P30"><text:span text:style-name="T3"/></text:p>
      <text:p text:style-name="P75"><text:span text:style-name="T179">Exploit </text:span><text:span text:style-name="T181">a </text:span><text:span text:style-name="T179">status</text:span><text:span text:style-name="T698"> ►</text:span><text:span text:style-name="T133"> </text:span><text:span text:style-name="T134">When you </text:span><text:span text:style-name="T135">make </text:span><text:span text:style-name="T134">a ⌞</text:span><text:span text:style-name="T136">story move⌝</text:span><text:span text:style-name="T134">, </text:span><text:span text:style-name="T137">you can </text:span><text:span text:style-name="T138">describe</text:span><text:span text:style-name="T134"> how you’re capitalizing on a ⌞</text:span><text:span text:style-name="T139">status⌝ </text:span><text:span text:style-name="T140">(yours or otherwise)</text:span><text:span text:style-name="T139"> </text:span><text:span text:style-name="T141">to</text:span><text:span text:style-name="T142"> </text:span><text:span text:style-name="T143">add </text:span><text:span text:style-name="T142">+1 on your move. </text:span><text:span text:style-name="T144">You can only exploit </text:span><text:span text:style-name="T145">one</text:span><text:span text:style-name="T144"> status </text:span><text:span text:style-name="T146">per </text:span><text:span text:style-name="T144">move.</text:span></text:p>
      <text:p text:style-name="P75"><text:span text:style-name="T144"/></text:p>
      <text:p text:style-name="P32"><text:span text:style-name="T184">Read the dice</text:span><text:span text:style-name="T690"> ►</text:span><text:span text:style-name="T39"> </text:span><text:span text:style-name="T6"><text:s/></text:span><text:span text:style-name="T40">When you roll, you’ll get a number </text:span><text:span text:style-name="T59">between</text:span><text:span text:style-name="T40"> </text:span><text:span text:style-name="T71">(-1)</text:span><text:span text:style-name="T40"> </text:span><text:span text:style-name="T60">and </text:span><text:span text:style-name="T40">15. </text:span><text:span text:style-name="T162">R</text:span><text:span text:style-name="T158">esults are </text:span><text:span text:style-name="T159">define</text:span><text:span text:style-name="T161">d </text:span><text:span text:style-name="T169">not in terms of success and failure, but </text:span><text:span text:style-name="T158">how your roll affects your </text:span><text:span text:style-name="T160">metaphorical </text:span><text:span text:style-name="T167">narrative </text:span><text:span text:style-name="T158">“momentum” </text:span><text:span text:style-name="T170">going forward</text:span><text:span text:style-name="T15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Range</text:p>
          </table:table-cell>
          <table:table-cell table:style-name="Table1.A1" office:value-type="string">
            <text:p text:style-name="P93">Result</text:p>
          </table:table-cell>
          <table:table-cell table:style-name="Table1.A1" office:value-type="string">
            <text:p text:style-name="P91">Icon</text:p>
          </table:table-cell>
        </table:table-row>
        <table:table-row>
          <table:table-cell table:style-name="Table1.A1" office:value-type="string">
            <text:p text:style-name="P95">12-<text:span text:style-name="T689">15</text:span></text:p>
          </table:table-cell>
          <table:table-cell table:style-name="Table1.A1" office:value-type="string">
            <text:p text:style-name="P94">Gain <text:span text:style-name="T702">Momentum</text:span></text:p>
          </table:table-cell>
          <table:table-cell table:style-name="Table1.A1" office:value-type="string">
            <text:p text:style-name="P44">🡕</text:p>
          </table:table-cell>
        </table:table-row>
        <table:table-row>
          <table:table-cell table:style-name="Table1.A1" office:value-type="string">
            <text:p text:style-name="P95">10-11</text:p>
          </table:table-cell>
          <table:table-cell table:style-name="Table1.A1" office:value-type="string">
            <text:p text:style-name="P94">Carr<text:span text:style-name="T700">y Momentum</text:span></text:p>
          </table:table-cell>
          <table:table-cell table:style-name="Table1.A1" office:value-type="string">
            <text:p text:style-name="P44">🡒</text:p>
          </table:table-cell>
        </table:table-row>
        <table:table-row>
          <table:table-cell table:style-name="Table1.A1" office:value-type="string">
            <text:p text:style-name="P95">7-9</text:p>
          </table:table-cell>
          <table:table-cell table:style-name="Table1.A1" office:value-type="string">
            <text:p text:style-name="P31"><text:span text:style-name="T422">Los</text:span><text:span text:style-name="T469">e Momentum</text:span></text:p>
          </table:table-cell>
          <table:table-cell table:style-name="Table1.A1" office:value-type="string">
            <text:p text:style-name="P44">🡖</text:p>
          </table:table-cell>
        </table:table-row>
        <table:table-row table:style-name="Table1.5">
          <table:table-cell table:style-name="Table1.A1" office:value-type="string">
            <text:p text:style-name="P95"><text:span text:style-name="T691">(-1)</text:span>-6</text:p>
          </table:table-cell>
          <table:table-cell table:style-name="Table1.B5" office:value-type="string">
            <text:p text:style-name="P41">Stall Momentum</text:p>
          </table:table-cell>
          <table:table-cell table:style-name="Table1.A1" office:value-type="string">
            <text:p text:style-name="P44">🡓</text:p>
          </table:table-cell>
        </table:table-row>
      </table:table>
      <text:p text:style-name="P76"><text:span text:style-name="T165"/></text:p>
      <text:p text:style-name="P76"><text:span text:style-name="T165">Groups </text:span><text:span text:style-name="T166">written </text:span><text:span text:style-name="T151">together </text:span><text:span text:style-name="T152">(</text:span><text:span text:style-name="T153">e.g. </text:span><text:span text:style-name="T699">🡕🡒</text:span><text:span text:style-name="T153">) </text:span><text:span text:style-name="T150">mean </text:span><text:span text:style-name="T650">any</text:span><text:span text:style-name="T150"> of </text:span><text:span text:style-name="T154">the </text:span><text:span text:style-name="T155">results </text:span><text:span text:style-name="T156">in that </text:span><text:span text:style-name="T157">specific </text:span><text:span text:style-name="T156">group</text:span><text:span text:style-name="T150">. </text:span><text:span text:style-name="T171">Read this like “gain or carry momentum”.</text:span></text:p>
      <text:p text:style-name="P76"><text:span text:style-name="T171"/></text:p>
      <text:p text:style-name="P58"><text:span text:style-name="T183">Roll</text:span><text:span text:style-name="T642"> ►</text:span><text:span text:style-name="T129"> </text:span><text:span text:style-name="T163">Rolls are indicated by a </text:span><text:span text:style-name="T583">⊞</text:span><text:span text:style-name="T550"> </text:span><text:span text:style-name="T551">in </text:span><text:span text:style-name="T552">move </text:span><text:span text:style-name="T571">text </text:span><text:span text:style-name="T570">like:</text:span></text:p>
      <text:list xml:id="list149627609" text:style-name="L3">
        <text:list-item>
          <text:p text:style-name="P51"><text:span text:style-name="T405">w</text:span><text:span text:style-name="T398">ith an </text:span><text:span text:style-name="T399">⌞aptitude⌝: </text:span><text:span text:style-name="T411">⊞</text:span><text:span text:style-name="T412">Nu</text:span><text:span text:style-name="T413">r</text:span><text:span text:style-name="T412">ture</text:span><text:span text:style-name="T398">. </text:span></text:p>
        </text:list-item>
        <text:list-item>
          <text:p text:style-name="P51"><text:span text:style-name="T405">w</text:span><text:span text:style-name="T400">ith a number: </text:span><text:span text:style-name="T411">⊞</text:span><text:span text:style-name="T412">-</text:span><text:span text:style-name="T414">1</text:span><text:span text:style-name="T400"> or </text:span><text:span text:style-name="T411">⊞</text:span><text:span text:style-name="T414">+0</text:span><text:span text:style-name="T400">.</text:span></text:p>
        </text:list-item>
        <text:list-item>
          <text:p text:style-name="P51"><text:span text:style-name="T405">w</text:span><text:span text:style-name="T401">ith </text:span><text:span text:style-name="T402">a </text:span><text:span text:style-name="T407">new</text:span><text:span text:style-name="T402"> </text:span><text:span text:style-name="T417">custom </text:span><text:span text:style-name="T418">bold </text:span><text:span text:style-name="T416">t</text:span><text:span text:style-name="T415">erm</text:span><text:span text:style-name="T402"> </text:span><text:span text:style-name="T409">defined</text:span><text:span text:style-name="T406"> </text:span><text:span text:style-name="T408">earlier in that </text:span><text:span text:style-name="T403">move’</text:span><text:span text:style-name="T407">s</text:span><text:span text:style-name="T403"> </text:span><text:span text:style-name="T404">text.</text:span></text:p>
        </text:list-item>
      </text:list>
      <text:p text:style-name="P52"><text:span text:style-name="T400"/></text:p>
      <text:p text:style-name="P61"><text:span text:style-name="T618">R</text:span><text:span text:style-name="T607">oll ⌊2d6 </text:span><text:span text:style-name="T611">+ </text:span><text:span text:style-name="T620">bold text</text:span><text:span text:style-name="T611">⌋</text:span><text:span text:style-name="T608"> </text:span><text:span text:style-name="T610">and </text:span><text:span text:style-name="T636">⌞read the dice⌝</text:span><text:span text:style-name="T609">.</text:span></text:p>
      <text:p text:style-name="P60"><text:span text:style-name="T609"/></text:p>
      <text:p text:style-name="P59"><text:span text:style-name="T609">U</text:span><text:span text:style-name="T612">nless </text:span><text:span text:style-name="T617">stated </text:span><text:span text:style-name="T612">otherwise,</text:span><text:span text:style-name="T613"> </text:span><text:span text:style-name="T614">the </text:span><text:span text:style-name="T616">effect</text:span><text:span text:style-name="T614"> of your roll is described by the next momentum icons </text:span><text:span text:style-name="T617">(</text:span><text:span text:style-name="T624">🡕🡒🡖🡓</text:span><text:span text:style-name="T617">)</text:span><text:span text:style-name="T614">.</text:span></text:p>
      <text:p text:style-name="P59"><text:span text:style-name="T608"/></text:p>
      <text:p text:style-name="P63"><text:span text:style-name="T584">M</text:span><text:span text:style-name="T576">odifiers ►</text:span><text:span text:style-name="T472"> </text:span><text:span text:style-name="T555">A </text:span><text:span text:style-name="T472">move or the GM may </text:span><text:span text:style-name="T566">say you get</text:span><text:span text:style-name="T554"> </text:span><text:span text:style-name="T585">±</text:span><text:span text:style-name="T586">y</text:span><text:span text:style-name="T554"> </text:span><text:span text:style-name="T567">on </text:span><text:span text:style-name="T554">a move. </text:span><text:span text:style-name="T555">Sum </text:span><text:span text:style-name="T556">individual modifiers </text:span><text:span text:style-name="T559">(mind the signs)</text:span><text:span text:style-name="T555">, then cap the total modifier at </text:span><text:span text:style-name="T554">±</text:span><text:span text:style-name="T555">3. </text:span><text:span text:style-name="T560">Your total roll is ⌊</text:span><text:span text:style-name="T561">regular roll</text:span><text:span text:style-name="T560"> + total modifier⌋.</text:span></text:p>
      <text:p text:style-name="P63"><text:span text:style-name="T560"/></text:p>
      <text:p text:style-name="P71"><text:span text:style-name="T697">Alternate rolls ►</text:span><text:span text:style-name="T41"> </text:span><text:span text:style-name="T164">If a move says</text:span><text:span text:style-name="T147"> “</text:span><text:span text:style-name="T196">⊞</text:span><text:span text:style-name="T197">something </text:span><text:span text:style-name="T198">weird </text:span><text:span text:style-name="T270">for another move”, </text:span><text:span text:style-name="T271">use th</text:span><text:span text:style-name="T272">e weird</text:span><text:span text:style-name="T271"> roll </text:span><text:span text:style-name="T273">in the child move </text:span><text:span text:style-name="T271">instead of whatever the normal rol</text:span><text:span text:style-name="T273">l </text:span><text:span text:style-name="T274">is, </text:span><text:span text:style-name="T275">but modifiers apply normally.</text:span></text:p>
      <text:p text:style-name="P71"><text:span text:style-name="T275"/></text:p>
      <text:p text:style-name="P57"><text:span text:style-name="T582">Low/Zero Effect ►</text:span><text:span text:style-name="T525"> </text:span><text:span text:style-name="T494">When you’re describing </text:span><text:span text:style-name="T526">how you make </text:span><text:span text:style-name="T494">a ⌞</text:span><text:span text:style-name="T547">story</text:span><text:span text:style-name="T494"> move⌝, the GM might </text:span><text:span text:style-name="T534">say</text:span><text:span text:style-name="T494"> you’</text:span><text:span text:style-name="T531">ll have </text:span><text:span text:style-name="T494">Low</text:span><text:span text:style-name="T497"> </text:span><text:span text:style-name="T574">Effect </text:span><text:span text:style-name="T573">or </text:span><text:span text:style-name="T494">Zero Effect. </text:span><text:span text:style-name="T601">This means even </text:span><text:span text:style-name="T615">on</text:span><text:span text:style-name="T603"> </text:span><text:span text:style-name="T621">🡕🡒</text:span><text:span text:style-name="T693">,</text:span><text:span text:style-name="T601"> you </text:span><text:span text:style-name="T602">won’t </text:span><text:span text:style-name="T601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<text:span text:style-name="T295">Author</text:span><text:span text:style-name="T294"> ► </text:span><text:span text:style-name="T287">Mutagen </text:span><text:span text:style-name="T288">RPG Engine</text:span><text:span text:style-name="T287"> </text:span><text:span text:style-name="T289">©</text:span><text:span text:style-name="T286"> 2021 Aubrey R. Jones</text:span></text:p>
            <text:p text:style-name="P49"><text:span text:style-name="T286">https://github.com/aubreyrjones/mutagen/</text:span></text:p>
            <text:p text:style-name="P87"><text:span text:style-name="T293">Available under CC-</text:span><text:span text:style-name="T291">BY</text:span><text:span text:style-name="T290">-SA </text:span><text:span text:style-name="T292">4.0</text:span><text:span text:style-name="T293"> license.</text:span></text:p>
          </table:table-cell>
        </table:table-row>
      </table:table>
      <text:p text:style-name="P84"><text:span text:style-name="T199">⚠</text:span><text:span text:style-name="T276">Critical </text:span><text:span text:style-name="T277">Concept</text:span><text:span text:style-name="T199">⚠</text:span></text:p>
      <text:p text:style-name="P64"><text:span text:style-name="T622">S</text:span><text:span text:style-name="T619">tory </text:span><text:span text:style-name="T623">m</text:span><text:span text:style-name="T619">oves</text:span><text:span text:style-name="T576"> ►</text:span><text:span text:style-name="T472"> </text:span><text:span text:style-name="T528">Story ⌞moves⌝ </text:span><text:span text:style-name="T529">decide</text:span><text:span text:style-name="T528"> what happens next when you </text:span><text:span text:style-name="T530">act in the face of </text:span><text:span text:style-name="T528">conflict, risk, or adversity </text:span><text:span text:style-name="T530">to get what you want</text:span><text:span text:style-name="T528">. </text:span><text:span text:style-name="T504">The</text:span><text:span text:style-name="T506">y </text:span><text:span text:style-name="T507">serve the same purpose as </text:span><text:span text:style-name="T508">system</text:span><text:span text:style-name="T507"> rules in </text:span><text:span text:style-name="T509">other </text:span><text:span text:style-name="T507">games, but in a </text:span><text:span text:style-name="T511">flexible</text:span><text:span text:style-name="T507"> way that puts the</text:span><text:span text:style-name="T504"> fiction first</text:span><text:span text:style-name="T505">. </text:span><text:span text:style-name="T510">They answer “okay, </text:span><text:span text:style-name="T512">so </text:span><text:span text:style-name="T510">what happens </text:span><text:span text:style-name="T572">then</text:span><text:span text:style-name="T510">?”</text:span></text:p>
      <text:p text:style-name="P77"/>
      <text:p text:style-name="P11"><text:span text:style-name="T591">Most moves </text:span><text:span text:style-name="T593">flatly </text:span><text:span text:style-name="T591">describe something you can do, but they </text:span><text:span text:style-name="T592">don’t address why you’re doing it, what you hope to </text:span><text:span text:style-name="T599">ultimately </text:span><text:span text:style-name="T592">achieve. </text:span><text:span text:style-name="T591">A metaphor: you slam on the brakes </text:span><text:span text:style-name="T600">while</text:span><text:span text:style-name="T597"> </text:span><text:span text:style-name="T591">you're driving, but are you </text:span><text:span text:style-name="T598">trying</text:span><text:span text:style-name="T591"> to </text:span><text:span text:style-name="T588">avoid</text:span><text:span text:style-name="T591"> or to </text:span><text:span text:style-name="T588">cause</text:span><text:span text:style-name="T591"> a collision? </text:span><text:span text:style-name="T594">Another: you fence with the Du</text:span><text:span text:style-name="T595">chess,</text:span><text:span text:style-name="T594"> but are you trying to </text:span><text:span text:style-name="T589">kill</text:span><text:span text:style-name="T594"> or </text:span><text:span text:style-name="T596">to</text:span><text:span text:style-name="T594"> </text:span><text:span text:style-name="T589">teach</text:span><text:span text:style-name="T594"> h</text:span><text:span text:style-name="T595">er</text:span><text:span text:style-name="T594">?</text:span></text:p>
      <text:p text:style-name="P79"/>
      <text:p text:style-name="P13"><text:span text:style-name="T3">Each story move follows </text:span><text:span text:style-name="T51">the same</text:span><text:span text:style-name="T3"> formula: </text:span><text:span text:style-name="T52">i</text:span><text:span text:style-name="T3">t states </text:span><text:span text:style-name="T61">what you want </text:span><text:span text:style-name="T87">to achieve</text:span><text:span text:style-name="T3">, and it gives </text:span><text:span text:style-name="T49">a hint at</text:span><text:span text:style-name="T48"> </text:span><text:span text:style-name="T62">how you’re trying to get it</text:span><text:span text:style-name="T48">. </text:span><text:span text:style-name="T53">When figuring out </text:span><text:span text:style-name="T56">which </text:span><text:span text:style-name="T53">story move </text:span><text:span text:style-name="T54">you’re making</text:span><text:span text:style-name="T53">, t</text:span><text:span text:style-name="T50">he hint </text:span><text:span text:style-name="T63">about </text:span><text:span text:style-name="T88">method</text:span><text:span text:style-name="T50"> is </text:span><text:span text:style-name="T661">less</text:span><text:span text:style-name="T50"> important than the part about</text:span><text:span text:style-name="T662"> </text:span><text:span text:style-name="T673">your </text:span><text:span text:style-name="T644">intent</text:span><text:span text:style-name="T673">.</text:span></text:p>
      <text:p text:style-name="P80"/>
      <text:p text:style-name="P12"><text:span text:style-name="T662">There aren’t many </text:span><text:span text:style-name="T665">story moves</text:span><text:span text:style-name="T666">; </text:span><text:span text:style-name="T667">they’re</text:span><text:span text:style-name="T662"> </text:span><text:span text:style-name="T668">mostly in the</text:span><text:span text:style-name="T662"> Common playbook. I intend them to be </text:span><text:span text:style-name="T669">fairly universal</text:span><text:span text:style-name="T662">. </text:span><text:span text:style-name="T672">P</text:span><text:span text:style-name="T670">lease </text:span><text:span text:style-name="T662">think metaphorically when applying them to weird situations.</text:span></text:p>
      <text:p text:style-name="P82"/>
      <text:p text:style-name="P14"><text:span text:style-name="T185">Make</text:span><text:span text:style-name="T186"> </text:span><text:span text:style-name="T187">a </text:span><text:span text:style-name="T186">story move</text:span><text:span text:style-name="T2"> ► </text:span><text:span text:style-name="T3">When you make a </text:span><text:span text:style-name="T200">⌞story move⌝</text:span><text:span text:style-name="T3">, describe how you’re trying to achieve your goal </text:span><text:span text:style-name="T57">in-game</text:span><text:span text:style-name="T3">. </text:span><text:span text:style-name="T55">Be specific. </text:span><text:span text:style-name="T68">Wait a sec before rolling; the GM might have something to say.</text:span></text:p>
      <text:p text:style-name="P83"><text:span text:style-name="T3"/></text:p>
      <text:p text:style-name="P86"><text:span text:style-name="T329">If no other move is saying what to roll with, d</text:span><text:span text:style-name="T324">ecide</text:span><text:span text:style-name="T325"> </text:span><text:span text:style-name="T322">if your </text:span><text:span text:style-name="T341">action </text:span><text:span text:style-name="T322">description depends </text:span><text:span text:style-name="T377">logically and </text:span><text:span text:style-name="T378">primarily</text:span><text:span text:style-name="T322"> on </text:span><text:span text:style-name="T362">an</text:span><text:span text:style-name="T365">y</text:span><text:span text:style-name="T362"> </text:span><text:span text:style-name="T368">appropriate </text:span><text:span text:style-name="T322">⌞</text:span><text:span text:style-name="T362">aptitude</text:span><text:span text:style-name="T322">⌝ you’ve got. </text:span><text:span text:style-name="T328">U</text:span><text:span text:style-name="T326">se common sense </text:span><text:span text:style-name="T327">and talk </text:span><text:span text:style-name="T331">as a table.</text:span></text:p>
      <text:p text:style-name="P86"><text:span text:style-name="T420"/></text:p>
      <text:p text:style-name="P88"><text:span text:style-name="T360">⊞</text:span><text:span text:style-name="T364">A</text:span><text:span text:style-name="T363">ny </text:span><text:span text:style-name="T361">appropriate </text:span><text:span text:style-name="T360">aptitude</text:span><text:span text:style-name="T323">;</text:span><text:span text:style-name="T330"> </text:span><text:span text:style-name="T379">or</text:span><text:span text:style-name="T330"> </text:span><text:span text:style-name="T360">⊞-1</text:span><text:span text:style-name="T323"> </text:span><text:span text:style-name="T330">if you don’t have one that applies.</text:span></text:p>
      <text:p text:style-name="P85"><text:span text:style-name="T330"/></text:p>
      <text:p text:style-name="P15"><text:span text:style-name="T58">The GM playbook has stuff</text:span><text:span text:style-name="T3"> about what might happen for each story move, but </text:span><text:span text:style-name="T69">the</text:span><text:span text:style-name="T148">y </text:span><text:span text:style-name="T149">share </text:span><text:span text:style-name="T148">this formula:</text:span></text:p>
      <text:p text:style-name="P81"/>
      <text:p text:style-name="P18"><text:span text:style-name="T470">🡕</text:span><text:span text:style-name="T422"> </text:span><text:span text:style-name="T424">Y</text:span><text:span text:style-name="T422">ou </text:span><text:span text:style-name="T466">get what you want</text:span><text:span text:style-name="T422"> </text:span><text:span text:style-name="T452">with </text:span><text:span text:style-name="T453">an</text:span><text:span text:style-name="T422"> </text:span><text:span text:style-name="T451">unexpected benefit</text:span><text:span text:style-name="T442">.</text:span></text:p>
      <text:p text:style-name="P17"><text:span text:style-name="T641">🡒</text:span><text:span text:style-name="T423"> </text:span><text:span text:style-name="T424">Y</text:span><text:span text:style-name="T423">ou </text:span><text:span text:style-name="T467">get basically what you want.</text:span></text:p>
      <text:p text:style-name="P89"><text:span text:style-name="T470">🡖</text:span><text:span text:style-name="T422"> </text:span><text:span text:style-name="T424">Y</text:span><text:span text:style-name="T422">ou </text:span><text:span text:style-name="T468">get what you want, but </text:span><text:span text:style-name="T422">there’s some trade-off, consequence, or complication.</text:span></text:p>
      <text:p text:style-name="P90"><text:span text:style-name="T576">🡓</text:span><text:span text:style-name="T492"> </text:span><text:span text:style-name="T493">It might not be your fault, but you </text:span><text:span text:style-name="T568">don’t get what you want—or you </text:span><text:span text:style-name="T569">do </text:span><text:span text:style-name="T568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3:44:37.911162974</dc:date>
    <meta:editing-duration>P12DT1H27M2S</meta:editing-duration>
    <meta:editing-cycles>4184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84" meta:word-count="2133" meta:character-count="11558" meta:non-whitespace-character-count="9523"/>
  </office:meta>
</office:document-meta>
</file>